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7d8"/>
    </style:style>
    <style:style style:name="ce2" style:family="table-cell" style:parent-style-name="Default" style:data-style-name="N109"/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eps="1" table:maximum-difference="1"/>
      </table:calculation-settings>
      <table:table table:name="AND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) Finde Gewichte für das boolesche O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2) Finde Gewichte für das boolesche 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3) Finde Gewichte für das boolesche N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4) Finde Gewichte für das boolesche XO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string" calcext:value-type="string">
            <text:p>epsilon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f=w*x (mode 0: linear)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f‘=w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w‘=w+f‘*error*epsilon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error²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next weigh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455" calcext:value-type="float">
            <text:p>1,0455</text:p>
          </table:table-cell>
          <table:table-cell table:number-columns-repeated="2"/>
          <table:table-cell table:formula="of:=ACT([.$B$6]; [.B14] ; [.$B$8] )" office:value-type="float" office:value="-0.9945" calcext:value-type="float">
            <text:p>-0,99450</text:p>
          </table:table-cell>
          <table:table-cell office:value-type="float" office:value="0" calcext:value-type="float">
            <text:p>0</text:p>
          </table:table-cell>
          <table:table-cell table:formula="of:=[.F11]-[.E11]" office:value-type="float" office:value="0.9945" calcext:value-type="float">
            <text:p>0,9945</text:p>
          </table:table-cell>
          <table:table-cell table:formula="of:=[.G11]*[.G11]" office:value-type="float" office:value="0.98903025" calcext:value-type="float">
            <text:p>0,98903025</text:p>
          </table:table-cell>
          <table:table-cell table:formula="of:=[.G11]*[.$G$6]*[.B11]" office:value-type="float" office:value="0.103974975" calcext:value-type="float">
            <text:p>0,103974975</text:p>
          </table:table-cell>
          <table:table-cell table:formula="of:=([.I11]+[.I17]+[.I23]+[.I29])/4+[.B11]" office:value-type="float" office:value="1.06630545" calcext:value-type="float">
            <text:p>1,0663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455" calcext:value-type="float">
            <text:p>1,045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-0.9945" calcext:value-type="float">
            <text:p>-0,9945</text:p>
          </table:table-cell>
          <table:table-cell table:number-columns-repeated="6"/>
          <table:table-cell table:formula="of:=[.G11]*[.$G$6]*[.B13]" office:value-type="float" office:value="-0.098903025" calcext:value-type="float">
            <text:p>-0,098903025</text:p>
          </table:table-cell>
          <table:table-cell table:formula="of:=([.I13]+[.I19]+[.I25]+[.I31])/4+[.B13]" office:value-type="float" office:value="-1.01429055" calcext:value-type="float">
            <text:p>-1,01429055</text:p>
          </table:table-cell>
        </table:table-row>
        <table:table-row table:style-name="ro1">
          <table:table-cell/>
          <table:table-cell table:formula="of:=[.A11]*[.B11]+[.A12]*[.B12]+[.B13]" office:value-type="float" office:value="-0.9945" calcext:value-type="float">
            <text:p>-0,9945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20] ; [.$B$8] )" office:value-type="float" office:value="0.051" calcext:value-type="float">
            <text:p>0,05100</text:p>
          </table:table-cell>
          <table:table-cell office:value-type="float" office:value="0" calcext:value-type="float">
            <text:p>0</text:p>
          </table:table-cell>
          <table:table-cell table:formula="of:=[.F17]-[.E17]" office:value-type="float" office:value="-0.051" calcext:value-type="float">
            <text:p>-0,051</text:p>
          </table:table-cell>
          <table:table-cell table:formula="of:=[.G17]*[.G17]" office:value-type="float" office:value="0.002601" calcext:value-type="float">
            <text:p>0,002601</text:p>
          </table:table-cell>
          <table:table-cell table:formula="of:=[.G17]*[.$G$6]*[.B17]" office:value-type="float" office:value="-0.00533205000000001" calcext:value-type="float">
            <text:p>-0,00533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6"/>
          <table:table-cell table:formula="of:=[.G17]*[.$G$6]*[.B19]" office:value-type="float" office:value="0.00507195" calcext:value-type="float">
            <text:p>0,00507195</text:p>
          </table:table-cell>
          <table:table-cell/>
        </table:table-row>
        <table:table-row table:style-name="ro1">
          <table:table-cell/>
          <table:table-cell table:formula="of:=[.A17]*[.B17]+[.A18]*[.B18]+[.B19]" office:value-type="float" office:value="0.051" calcext:value-type="float">
            <text:p>0,05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26] ; [.$B$8] )" office:value-type="float" office:value="0.051" calcext:value-type="float">
            <text:p>0,05100</text:p>
          </table:table-cell>
          <table:table-cell office:value-type="float" office:value="0" calcext:value-type="float">
            <text:p>0</text:p>
          </table:table-cell>
          <table:table-cell table:formula="of:=[.F23]-[.E23]" office:value-type="float" office:value="-0.051" calcext:value-type="float">
            <text:p>-0,051</text:p>
          </table:table-cell>
          <table:table-cell table:formula="of:=[.G23]*[.G23]" office:value-type="float" office:value="0.002601" calcext:value-type="float">
            <text:p>0,002601</text:p>
          </table:table-cell>
          <table:table-cell table:formula="of:=[.G23]*[.$G$6]*[.B23]" office:value-type="float" office:value="-0.00533205000000001" calcext:value-type="float">
            <text:p>-0,005332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6"/>
          <table:table-cell table:formula="of:=[.G23]*[.$G$6]*[.B25]" office:value-type="float" office:value="0.00507195" calcext:value-type="float">
            <text:p>0,00507195</text:p>
          </table:table-cell>
          <table:table-cell/>
        </table:table-row>
        <table:table-row table:style-name="ro1">
          <table:table-cell/>
          <table:table-cell table:formula="of:=[.A23]*[.B23]+[.A24]*[.B24]+[.B25]" office:value-type="float" office:value="0.051" calcext:value-type="float">
            <text:p>0,05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32] ; [.$B$8] )" office:value-type="float" office:value="1.0965" calcext:value-type="float">
            <text:p>1,09650</text:p>
          </table:table-cell>
          <table:table-cell office:value-type="float" office:value="1" calcext:value-type="float">
            <text:p>1</text:p>
          </table:table-cell>
          <table:table-cell table:formula="of:=[.F29]-[.E29]" office:value-type="float" office:value="-0.0965000000000003" calcext:value-type="float">
            <text:p>-0,0965</text:p>
          </table:table-cell>
          <table:table-cell table:formula="of:=[.G29]*[.G29]" office:value-type="float" office:value="0.00931225000000005" calcext:value-type="float">
            <text:p>0,00931225</text:p>
          </table:table-cell>
          <table:table-cell table:formula="of:=[.G29]*[.$G$6]*[.B29]" office:value-type="float" office:value="-0.010089075" calcext:value-type="float">
            <text:p>-0,010089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2"/>
          <table:table-cell table:style-name="Default"/>
          <table:table-cell table:number-columns-repeated="3"/>
          <table:table-cell table:formula="of:=[.G29]*[.$G$6]*[.B31]" office:value-type="float" office:value="0.00959692500000003" calcext:value-type="float">
            <text:p>0,009596925</text:p>
          </table:table-cell>
          <table:table-cell/>
        </table:table-row>
        <table:table-row table:style-name="ro1">
          <table:table-cell/>
          <table:table-cell table:formula="of:=[.A29]*[.B29]+[.A30]*[.B30]+[.B31]" office:value-type="float" office:value="1.0965" calcext:value-type="float">
            <text:p>1,096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SUM([.H11:.H29])" office:value-type="float" office:value="1.0035445" calcext:value-type="float">
            <text:p>1,0035445</text:p>
          </table:table-cell>
          <table:table-cell table:number-columns-repeated="2"/>
        </table:table-row>
      </table:table>
      <table:table table:name="OR AND XOR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5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3) Finde Gewichte für das boolesche N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epsilon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f=w*x (mode 0: linear)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f‘=w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w‘=w+f‘*error*epsilon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error²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next weigh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/>
          <table:table-cell table:formula="of:=ACT([.$B$6]; [.B14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*[.G11]" office:value-type="float" office:value="0" calcext:value-type="float">
            <text:p>0</text:p>
          </table:table-cell>
          <table:table-cell table:formula="of:=[.G11]*[.$G$6]*[.B11]" office:value-type="float" office:value="-0" calcext:value-type="float">
            <text:p>0</text:p>
          </table:table-cell>
          <table:table-cell table:formula="of:=([.I11]+[.I17]+[.I23]+[.I29])/4+[.B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formula="of:=[.G11]*[.$G$6]*[.B13]" office:value-type="float" office:value="0" calcext:value-type="float">
            <text:p>0</text:p>
          </table:table-cell>
          <table:table-cell table:formula="of:=([.I13]+[.I19]+[.I25]+[.I31])/4+[.B13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A11]*[.B11]+[.A12]*[.B12]+[.B13]"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20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17]-[.E17]" office:value-type="float" office:value="0" calcext:value-type="float">
            <text:p>0</text:p>
          </table:table-cell>
          <table:table-cell table:formula="of:=[.G17]*[.G17]" office:value-type="float" office:value="0" calcext:value-type="float">
            <text:p>0</text:p>
          </table:table-cell>
          <table:table-cell table:formula="of:=[.G17]*[.$G$6]*[.B1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6"/>
          <table:table-cell table:formula="of:=[.G17]*[.$G$6]*[.B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A17]*[.B17]+[.A18]*[.B18]+[.B19]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26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*[.G23]" office:value-type="float" office:value="0" calcext:value-type="float">
            <text:p>0</text:p>
          </table:table-cell>
          <table:table-cell table:formula="of:=[.G23]*[.$G$6]*[.B23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6"/>
          <table:table-cell table:formula="of:=[.G23]*[.$G$6]*[.B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A23]*[.B23]+[.A24]*[.B24]+[.B25]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32] ; [.$B$8] )" office:value-type="float" office:value="0" calcext:value-type="float">
            <text:p>0,00000</text:p>
          </table:table-cell>
          <table:table-cell office:value-type="float" office:value="0" calcext:value-type="float">
            <text:p>0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*[.G29]" office:value-type="float" office:value="0" calcext:value-type="float">
            <text:p>0</text:p>
          </table:table-cell>
          <table:table-cell table:formula="of:=[.G29]*[.$G$6]*[.B29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formula="of:=[.G29]*[.$G$6]*[.B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A29]*[.B29]+[.A30]*[.B30]+[.B31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SUM([.H11:.H2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XOR 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B19] ; [.$B$6] )" office:value-type="float" office:value="0.999999661511911" calcext:value-type="float">
            <text:p>1,00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ACT([.$B$4]; [.F19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C19] ; [.$B$6] )" office:value-type="float" office:value="0.00692093872567662" calcext:value-type="float">
            <text:p>0,006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-0.5" calcext:value-type="float">
            <text:p>-0,5</text:p>
          </table:table-cell>
          <table:table-cell table:number-columns-repeated="2"/>
          <table:table-cell table:style-name="ce1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1.5" calcext:value-type="float">
            <text:p>1,5</text:p>
          </table:table-cell>
          <table:table-cell table:formula="of:=[.$A16]*[.C16]+[.$A17]*[.C17]+[.C18]" office:value-type="float" office:value="-0.5" calcext:value-type="float">
            <text:p>-0,5</text:p>
          </table:table-cell>
          <table:table-cell table:number-columns-repeated="2"/>
          <table:table-cell table:formula="of:=[.$E16]*[.F16]+[.$E17]*[.F17]+[.F18]" office:value-type="float" office:value="-0.493079399762412" calcext:value-type="float">
            <text:p>-0,49307939976241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25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25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2]-[.I22])*([.J22]-[.I22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25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0.5" calcext:value-type="float">
            <text:p>0,5</text:p>
          </table:table-cell>
          <table:table-cell table:formula="of:=[.$A22]*[.C22]+[.$A23]*[.C23]+[.C24]" office:value-type="float" office:value="0.5" calcext:value-type="float">
            <text:p>0,5</text:p>
          </table:table-cell>
          <table:table-cell table:number-columns-repeated="2"/>
          <table:table-cell table:formula="of:=[.$E22]*[.F22]+[.$E23]*[.F23]+[.F24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1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1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style-name="ce5" table:formula="of:=ACT([.$B$4]; [.C31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0.5" calcext:value-type="float">
            <text:p>0,5</text:p>
          </table:table-cell>
          <table:table-cell table:formula="of:=[.$A28]*[.C28]+[.$A29]*[.C29]+[.C30]" office:value-type="float" office:value="0.5" calcext:value-type="float">
            <text:p>0,5</text:p>
          </table:table-cell>
          <table:table-cell table:number-columns-repeated="2"/>
          <table:table-cell table:formula="of:=[.$E28]*[.F28]+[.$E29]*[.F29]+[.F30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7] ; [.$B$6] )" office:value-type="float" office:value="0.00692093872567662" calcext:value-type="float">
            <text:p>0,00692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7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37] ; [.$B$6] )" office:value-type="float" office:value="0.999999661511911" calcext:value-type="float">
            <text:p>1,00000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/>
          <table:table-cell table:style-name="Default"/>
          <table:table-cell table:formula="of:=[.$F$18]" office:value-type="float" office:value="-1.5" calcext:value-type="float">
            <text:p>-1,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-0.5" calcext:value-type="float">
            <text:p>-0,5</text:p>
          </table:table-cell>
          <table:table-cell table:formula="of:=[.$A34]*[.C34]+[.$A35]*[.C35]+[.C36]" office:value-type="float" office:value="1.5" calcext:value-type="float">
            <text:p>1,5</text:p>
          </table:table-cell>
          <table:table-cell/>
          <table:table-cell table:style-name="Default"/>
          <table:table-cell table:formula="of:=[.$E34]*[.F34]+[.$E35]*[.F35]+[.F36]" office:value-type="float" office:value="-0.493079399762412" calcext:value-type="float">
            <text:p>-0,4930793997624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0.00023567036825318" calcext:value-type="float">
            <text:p>0,000235670368253</text:p>
          </table:table-cell>
        </table:table-row>
      </table:table>
      <table:table table:name="XOR 2" table:style-name="ta1">
        <table:table-column table:style-name="co1" table:number-columns-repeated="4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fa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 weights so far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.823335560677097" calcext:value-type="float">
            <text:p>0,823335560677097</text:p>
          </table:table-cell>
          <table:table-cell office:value-type="float" office:value="-0.506442285163781" calcext:value-type="float">
            <text:p>-0,506442285163781</text:p>
          </table:table-cell>
          <table:table-cell office:value-type="float" office:value="0.392650119716192" calcext:value-type="float">
            <text:p>0,392650119716192</text:p>
          </table:table-cell>
          <table:table-cell table:style-name="Default" office:value-type="float" office:value="-0.321008393329308" calcext:value-type="float">
            <text:p>-0,321008393329308</text:p>
          </table:table-cell>
          <table:table-cell office:value-type="float" office:value="0.188089874098651" calcext:value-type="float">
            <text:p>0,18808987409865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.464827081221959" calcext:value-type="float">
            <text:p>0,464827081221959</text:p>
          </table:table-cell>
          <table:table-cell office:value-type="float" office:value="-0.718115152474798" calcext:value-type="float">
            <text:p>-0,718115152474798</text:p>
          </table:table-cell>
          <table:table-cell office:value-type="float" office:value="0.643737523229569" calcext:value-type="float">
            <text:p>0,643737523229569</text:p>
          </table:table-cell>
          <table:table-cell table:style-name="Default" office:value-type="float" office:value="-0.9670935247067" calcext:value-type="float">
            <text:p>-0,9670935247067</text:p>
          </table:table-cell>
          <table:table-cell office:value-type="float" office:value="0.154398307587961" calcext:value-type="float">
            <text:p>0,15439830758796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0.300498513541766" calcext:value-type="float">
            <text:p>-0,300498513541766</text:p>
          </table:table-cell>
          <table:table-cell office:value-type="float" office:value="-0.666157292819428" calcext:value-type="float">
            <text:p>-0,666157292819428</text:p>
          </table:table-cell>
          <table:table-cell office:value-type="float" office:value="0.249587864987267" calcext:value-type="float">
            <text:p>0,249587864987267</text:p>
          </table:table-cell>
          <table:table-cell table:style-name="Default" office:value-type="float" office:value="0.985188246154246" calcext:value-type="float">
            <text:p>0,985188246154246</text:p>
          </table:table-cell>
          <table:table-cell office:value-type="float" office:value="-0.136384623875574" calcext:value-type="float">
            <text:p>-0,13638462387557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B10]" office:value-type="float" office:value="0.823335560677097" calcext:value-type="float">
            <text:p>0,823335560677097</text:p>
          </table:table-cell>
          <table:table-cell table:style-name="ce1" table:formula="of:=[.C10]" office:value-type="float" office:value="-0.506442285163781" calcext:value-type="float">
            <text:p>-0,506442285163781</text:p>
          </table:table-cell>
          <table:table-cell/>
          <table:table-cell table:formula="of:=ACT([.$B$4]; [.B19] ; [.$B$6] )" office:value-type="float" office:value="0.0481215698210574" calcext:value-type="float">
            <text:p>0,04812</text:p>
          </table:table-cell>
          <table:table-cell table:style-name="ce1" table:formula="of:=[.F10]" office:value-type="float" office:value="0.188089874098651" calcext:value-type="float">
            <text:p>0,188089874098651</text:p>
          </table:table-cell>
          <table:table-cell table:number-columns-repeated="2"/>
          <table:table-cell table:formula="of:=ACT([.$B$4]; [.F19] ; [.$B$6] )" office:value-type="float" office:value="0.220510723775951" calcext:value-type="float">
            <text:p>0,22051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.0486249793001939" calcext:value-type="float">
            <text:p>0,048624979300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B11]" office:value-type="float" office:value="0.464827081221959" calcext:value-type="float">
            <table:detective>
              <table:operation table:name="trace-dependents" table:index="0"/>
              <table:operation table:name="remove-dependents" table:index="1"/>
            </table:detective>
            <text:p>0,464827081221959</text:p>
          </table:table-cell>
          <table:table-cell table:style-name="ce1" table:formula="of:=[.C11]" office:value-type="float" office:value="-0.718115152474798" calcext:value-type="float">
            <text:p>-0,718115152474798</text:p>
          </table:table-cell>
          <table:table-cell/>
          <table:table-cell table:formula="of:=ACT([.$B$4]; [.C19] ; [.$B$6] )" office:value-type="float" office:value="0.00133615903275932" calcext:value-type="float">
            <text:p>0,00134</text:p>
          </table:table-cell>
          <table:table-cell table:style-name="ce1" table:formula="of:=[.F11]" office:value-type="float" office:value="0.154398307587961" calcext:value-type="float">
            <text:p>0,15439830758796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[.B12]" office:value-type="float" office:value="-0.300498513541766" calcext:value-type="float">
            <text:p>-0,300498513541766</text:p>
          </table:table-cell>
          <table:table-cell table:style-name="ce1" table:formula="of:=[.C12]" office:value-type="float" office:value="-0.666157292819428" calcext:value-type="float">
            <text:p>-0,666157292819428</text:p>
          </table:table-cell>
          <table:table-cell table:number-columns-repeated="2"/>
          <table:table-cell table:style-name="ce1" table:formula="of:=[.F12]" office:value-type="float" office:value="-0.136384623875574" calcext:value-type="float">
            <text:p>-0,136384623875574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-0.300498513541766" calcext:value-type="float">
            <text:p>-0,300498513541766</text:p>
          </table:table-cell>
          <table:table-cell table:formula="of:=[.$A16]*[.C16]+[.$A17]*[.C17]+[.C18]" office:value-type="float" office:value="-0.666157292819428" calcext:value-type="float">
            <text:p>-0,666157292819428</text:p>
          </table:table-cell>
          <table:table-cell table:number-columns-repeated="2"/>
          <table:table-cell table:formula="of:=[.$E16]*[.F16]+[.$E17]*[.F17]+[.F18]" office:value-type="float" office:value="-0.127127143173176" calcext:value-type="float">
            <text:p>-0,127127143173176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0.823335560677097" calcext:value-type="float">
            <text:p>0,823335560677097</text:p>
          </table:table-cell>
          <table:table-cell table:formula="of:=[.$C$16]" office:value-type="float" office:value="-0.506442285163781" calcext:value-type="float">
            <text:p>-0,506442285163781</text:p>
          </table:table-cell>
          <table:table-cell/>
          <table:table-cell table:formula="of:=ACT([.$B$4]; [.B25] ; [.$B$6] )" office:value-type="float" office:value="0.836470303084139" calcext:value-type="float">
            <text:p>0,83647</text:p>
          </table:table-cell>
          <table:table-cell table:style-name="ce1" table:formula="of:=[.F16]" office:value-type="float" office:value="0.188089874098651" calcext:value-type="float">
            <text:p>0,188089874098651</text:p>
          </table:table-cell>
          <table:table-cell table:number-columns-repeated="2"/>
          <table:table-cell table:formula="of:=ACT([.$B$4]; [.F25] ; [.$B$6] )" office:value-type="float" office:value="0.55182762269859" calcext:value-type="float">
            <text:p>0,55183</text:p>
          </table:table-cell>
          <table:table-cell office:value-type="float" office:value="1" calcext:value-type="float">
            <text:p>1</text:p>
          </table:table-cell>
          <table:table-cell table:formula="of:=([.J22]-[.I22])*([.J22]-[.I22] )" office:value-type="float" office:value="0.200858479775997" calcext:value-type="float">
            <text:p>0,200858479775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0.464827081221959" calcext:value-type="float">
            <text:p>0,464827081221959</text:p>
          </table:table-cell>
          <table:table-cell table:formula="of:=[.$C$17]" office:value-type="float" office:value="-0.718115152474798" calcext:value-type="float">
            <text:p>-0,718115152474798</text:p>
          </table:table-cell>
          <table:table-cell/>
          <table:table-cell table:formula="of:=ACT([.$B$4]; [.C25] ; [.$B$6] )" office:value-type="float" office:value="0.00000106843919079868" calcext:value-type="float">
            <text:p>0,00000</text:p>
          </table:table-cell>
          <table:table-cell table:style-name="ce1" table:formula="of:=[.F17]" office:value-type="float" office:value="0.154398307587961" calcext:value-type="float">
            <text:p>0,15439830758796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-0.300498513541766" calcext:value-type="float">
            <text:p>-0,300498513541766</text:p>
          </table:table-cell>
          <table:table-cell table:formula="of:=[.$C$18]" office:value-type="float" office:value="-0.666157292819428" calcext:value-type="float">
            <text:p>-0,666157292819428</text:p>
          </table:table-cell>
          <table:table-cell table:number-columns-repeated="2"/>
          <table:table-cell table:style-name="ce1" table:formula="of:=[.F18]" office:value-type="float" office:value="-0.136384623875574" calcext:value-type="float">
            <text:p>-0,136384623875574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0.164328567680193" calcext:value-type="float">
            <text:p>0,164328567680193</text:p>
          </table:table-cell>
          <table:table-cell table:formula="of:=[.$A22]*[.C22]+[.$A23]*[.C23]+[.C24]" office:value-type="float" office:value="-1.38427244529423" calcext:value-type="float">
            <text:p>-1,38427244529423</text:p>
          </table:table-cell>
          <table:table-cell table:number-columns-repeated="2"/>
          <table:table-cell table:formula="of:=[.$E22]*[.F22]+[.$E23]*[.F23]+[.F24]" office:value-type="float" office:value="0.0209471350839844" calcext:value-type="float">
            <text:p>0,02094713508398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0.823335560677097" calcext:value-type="float">
            <text:p>0,823335560677097</text:p>
          </table:table-cell>
          <table:table-cell table:formula="of:=[.$C$16]" office:value-type="float" office:value="-0.506442285163781" calcext:value-type="float">
            <text:p>-0,506442285163781</text:p>
          </table:table-cell>
          <table:table-cell/>
          <table:table-cell table:formula="of:=ACT([.$B$4]; [.B31] ; [.$B$6] )" office:value-type="float" office:value="0.994475859974239" calcext:value-type="float">
            <text:p>0,99448</text:p>
          </table:table-cell>
          <table:table-cell table:style-name="ce1" table:formula="of:=[.F22]" office:value-type="float" office:value="0.188089874098651" calcext:value-type="float">
            <text:p>0,188089874098651</text:p>
          </table:table-cell>
          <table:table-cell table:number-columns-repeated="2"/>
          <table:table-cell table:formula="of:=ACT([.$B$4]; [.F31] ; [.$B$6] )" office:value-type="float" office:value="0.623224314123424" calcext:value-type="float">
            <text:p>0,62322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0.141959917467764" calcext:value-type="float">
            <text:p>0,141959917467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0.464827081221959" calcext:value-type="float">
            <text:p>0,464827081221959</text:p>
          </table:table-cell>
          <table:table-cell table:formula="of:=[.$C$17]" office:value-type="float" office:value="-0.718115152474798" calcext:value-type="float">
            <text:p>-0,718115152474798</text:p>
          </table:table-cell>
          <table:table-cell/>
          <table:table-cell table:style-name="ce5" table:formula="of:=ACT([.$B$4]; [.C31] ; [.$B$6] )" office:value-type="float" office:value="0.00000874634337437328" calcext:value-type="float">
            <text:p>0,00001</text:p>
          </table:table-cell>
          <table:table-cell table:style-name="ce1" table:formula="of:=[.F23]" office:value-type="float" office:value="0.154398307587961" calcext:value-type="float">
            <text:p>0,15439830758796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-0.300498513541766" calcext:value-type="float">
            <text:p>-0,300498513541766</text:p>
          </table:table-cell>
          <table:table-cell table:formula="of:=[.$C$18]" office:value-type="float" office:value="-0.666157292819428" calcext:value-type="float">
            <text:p>-0,666157292819428</text:p>
          </table:table-cell>
          <table:table-cell table:number-columns-repeated="2"/>
          <table:table-cell table:style-name="ce1" table:formula="of:=[.F24]" office:value-type="float" office:value="-0.136384623875574" calcext:value-type="float">
            <text:p>-0,136384623875574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0.522837047135331" calcext:value-type="float">
            <text:p>0,522837047135331</text:p>
          </table:table-cell>
          <table:table-cell table:formula="of:=[.$A28]*[.C28]+[.$A29]*[.C29]+[.C30]" office:value-type="float" office:value="-1.17259957798321" calcext:value-type="float">
            <text:p>-1,17259957798321</text:p>
          </table:table-cell>
          <table:table-cell table:number-columns-repeated="2"/>
          <table:table-cell table:formula="of:=[.$E28]*[.F28]+[.$E29]*[.F29]+[.F30]" office:value-type="float" office:value="0.0506675658417422" calcext:value-type="float">
            <text:p>0,05066756584174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0.823335560677097" calcext:value-type="float">
            <text:p>0,823335560677097</text:p>
          </table:table-cell>
          <table:table-cell table:formula="of:=[.$C$16]" office:value-type="float" office:value="-0.506442285163781" calcext:value-type="float">
            <text:p>-0,506442285163781</text:p>
          </table:table-cell>
          <table:table-cell/>
          <table:table-cell table:formula="of:=ACT([.$B$4]; [.B37] ; [.$B$6] )" office:value-type="float" office:value="0.999945102698579" calcext:value-type="float">
            <text:p>0,99995</text:p>
          </table:table-cell>
          <table:table-cell table:style-name="ce1" table:formula="of:=[.F28]" office:value-type="float" office:value="0.188089874098651" calcext:value-type="float">
            <text:p>0,188089874098651</text:p>
          </table:table-cell>
          <table:table-cell table:number-columns-repeated="2"/>
          <table:table-cell table:formula="of:=ACT([.$B$4]; [.F37] ; [.$B$6] )" office:value-type="float" office:value="0.625617407692726" calcext:value-type="float">
            <text:p>0,62562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.391397140808166" calcext:value-type="float">
            <text:p>0,391397140808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0.464827081221959" calcext:value-type="float">
            <text:p>0,464827081221959</text:p>
          </table:table-cell>
          <table:table-cell table:formula="of:=[.$C$17]" office:value-type="float" office:value="-0.718115152474798" calcext:value-type="float">
            <text:p>-0,718115152474798</text:p>
          </table:table-cell>
          <table:table-cell/>
          <table:table-cell table:formula="of:=ACT([.$B$4]; [.C37] ; [.$B$6] )" office:value-type="float" office:value="0.00000000698460364331454" calcext:value-type="float">
            <text:p>0,00000</text:p>
          </table:table-cell>
          <table:table-cell table:style-name="ce1" table:formula="of:=[.F29]" office:value-type="float" office:value="0.154398307587961" calcext:value-type="float">
            <text:p>0,15439830758796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-0.300498513541766" calcext:value-type="float">
            <text:p>-0,300498513541766</text:p>
          </table:table-cell>
          <table:table-cell table:formula="of:=[.$C$18]" office:value-type="float" office:value="-0.666157292819428" calcext:value-type="float">
            <text:p>-0,666157292819428</text:p>
          </table:table-cell>
          <table:table-cell/>
          <table:table-cell table:style-name="Default"/>
          <table:table-cell table:style-name="ce1" table:formula="of:=[.F30]" office:value-type="float" office:value="-0.136384623875574" calcext:value-type="float">
            <text:p>-0,13638462387557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0.98766412835729" calcext:value-type="float">
            <text:p>0,98766412835729</text:p>
          </table:table-cell>
          <table:table-cell table:formula="of:=[.$A34]*[.C34]+[.$A35]*[.C35]+[.C36]" office:value-type="float" office:value="-1.89071473045801" calcext:value-type="float">
            <text:p>-1,89071473045801</text:p>
          </table:table-cell>
          <table:table-cell/>
          <table:table-cell table:style-name="Default"/>
          <table:table-cell table:formula="of:=[.$E34]*[.F34]+[.$E35]*[.F35]+[.F36]" office:value-type="float" office:value="0.0516949256749747" calcext:value-type="float">
            <text:p>0,05169492567497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0.782840517352121" calcext:value-type="float">
            <text:p>0,782840517352121</text:p>
          </table:table-cell>
        </table:table-row>
      </table:table>
      <table:table table:name="Logistic" table:style-name="ta1">
        <table:shapes>
          <draw:frame draw:z-index="0" draw:style-name="gr1" draw:text-style-name="P1" svg:width="340.86mm" svg:height="90.04mm" svg:x="128.31mm" svg:y="29.22mm">
            <draw:object draw:notify-on-update-of-ranges="Logistic.B9:Logistic.B9 Logistic.B10:Logistic.B110 Logistic.C9:Logistic.C9 Logistic.C10:Logistic.C110 Logistic.B9:Logistic.B9 Logistic.B10:Logistic.B110 Logistic.D9:Logistic.D9 Logistic.D10:Logistic.D110 Logistic.B9:Logistic.B9 Logistic.B10:Logistic.B110 Logistic.E9:Logistic.E9 Logistic.E10:Logistic.E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24.4mm" svg:y="136mm">
            <draw:object draw:notify-on-update-of-ranges="Logistic.H31:Logistic.H40 Logistic.I31:Logistic.I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gmoid(x) (1.0/(1.0+pow(e, -x/temperature))); const double e=2.718281828459045, temperature=0.08;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.71828182845904" calcext:value-type="float">
            <text:p>2,71828182845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formula="of:=0.1*[.B5]" office:value-type="float" office:value="0.231058578630004" calcext:value-type="float">
            <text:p>0,231058578630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table:formula="of:=([.C61]-[.C59])/([.B61]-[.B59])" office:value-type="float" office:value="2.31058578630004" calcext:value-type="float">
            <text:p>2,31058578630004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simp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1/(1+POWER([.$B$3]; -[.B10]/[.$B$2]))" office:value-type="float" office:value="1.9287498479641E-022" calcext:value-type="float">
            <text:p>1,9287498479641E-22</text:p>
          </table:table-cell>
          <table:table-cell/>
          <table:table-cell table:formula="of:=IF([.$B$5]*[.B10]+0.5&lt;=0;0;IF([.$B$5]*[.B10]+0.5&gt;1;1;[.$B$5]*[.B10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0]+0.1" office:value-type="float" office:value="-4.9" calcext:value-type="float">
            <text:p>-4,9</text:p>
          </table:table-cell>
          <table:table-cell table:formula="of:=1/(1+POWER([.$B$3]; -[.B11]/[.$B$2]))" office:value-type="float" office:value="5.24288566336394E-022" calcext:value-type="float">
            <text:p>5,24288566336394E-22</text:p>
          </table:table-cell>
          <table:table-cell table:formula="of:=([.C11]-[.C10])/[.$B$4]" office:value-type="float" office:value="1.43432710226561E-021" calcext:value-type="float">
            <text:p>1,43432710226561E-21</text:p>
          </table:table-cell>
          <table:table-cell table:formula="of:=IF([.$B$5]*[.B11]+0.5&lt;=0;0;IF([.$B$5]*[.B11]+0.5&gt;1;1;[.$B$5]*[.B1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1]+0.1" office:value-type="float" office:value="-4.8" calcext:value-type="float">
            <text:p>-4,8</text:p>
          </table:table-cell>
          <table:table-cell table:formula="of:=1/(1+POWER([.$B$3]; -[.B12]/[.$B$2]))" office:value-type="float" office:value="1.42516408274105E-021" calcext:value-type="float">
            <text:p>1,42516408274105E-21</text:p>
          </table:table-cell>
          <table:table-cell table:formula="of:=([.C12]-[.C11])/[.$B$4]" office:value-type="float" office:value="3.89890529815487E-021" calcext:value-type="float">
            <text:p>3,89890529815487E-21</text:p>
          </table:table-cell>
          <table:table-cell table:formula="of:=IF([.$B$5]*[.B12]+0.5&lt;=0;0;IF([.$B$5]*[.B12]+0.5&gt;1;1;[.$B$5]*[.B1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2]+0.1" office:value-type="float" office:value="-4.7" calcext:value-type="float">
            <text:p>-4,7</text:p>
          </table:table-cell>
          <table:table-cell table:formula="of:=1/(1+POWER([.$B$3]; -[.B13]/[.$B$2]))" office:value-type="float" office:value="3.8739976286875E-021" calcext:value-type="float">
            <text:p>3,8739976286875E-21</text:p>
          </table:table-cell>
          <table:table-cell table:formula="of:=([.C13]-[.C12])/[.$B$4]" office:value-type="float" office:value="1.05983234228571E-020" calcext:value-type="float">
            <text:p>1,05983234228571E-20</text:p>
          </table:table-cell>
          <table:table-cell table:formula="of:=IF([.$B$5]*[.B13]+0.5&lt;=0;0;IF([.$B$5]*[.B13]+0.5&gt;1;1;[.$B$5]*[.B13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3]+0.1" office:value-type="float" office:value="-4.6" calcext:value-type="float">
            <text:p>-4,6</text:p>
          </table:table-cell>
          <table:table-cell table:formula="of:=1/(1+POWER([.$B$3]; -[.B14]/[.$B$2]))" office:value-type="float" office:value="1.05306173575546E-020" calcext:value-type="float">
            <text:p>1,05306173575546E-20</text:p>
          </table:table-cell>
          <table:table-cell table:formula="of:=([.C14]-[.C13])/[.$B$4]" office:value-type="float" office:value="2.8809229972484E-020" calcext:value-type="float">
            <text:p>2,8809229972484E-20</text:p>
          </table:table-cell>
          <table:table-cell table:formula="of:=IF([.$B$5]*[.B14]+0.5&lt;=0;0;IF([.$B$5]*[.B14]+0.5&gt;1;1;[.$B$5]*[.B1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4]+0.1" office:value-type="float" office:value="-4.5" calcext:value-type="float">
            <text:p>-4,5</text:p>
          </table:table-cell>
          <table:table-cell table:formula="of:=1/(1+POWER([.$B$3]; -[.B15]/[.$B$2]))" office:value-type="float" office:value="2.86251858054959E-020" calcext:value-type="float">
            <text:p>2,86251858054959E-20</text:p>
          </table:table-cell>
          <table:table-cell table:formula="of:=([.C15]-[.C14])/[.$B$4]" office:value-type="float" office:value="7.8311606326101E-020" calcext:value-type="float">
            <text:p>7,8311606326101E-20</text:p>
          </table:table-cell>
          <table:table-cell table:formula="of:=IF([.$B$5]*[.B15]+0.5&lt;=0;0;IF([.$B$5]*[.B15]+0.5&gt;1;1;[.$B$5]*[.B1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5]+0.1" office:value-type="float" office:value="-4.4" calcext:value-type="float">
            <text:p>-4,4</text:p>
          </table:table-cell>
          <table:table-cell table:formula="of:=1/(1+POWER([.$B$3]; -[.B16]/[.$B$2]))" office:value-type="float" office:value="7.78113224113426E-020" calcext:value-type="float">
            <text:p>7,78113224113426E-20</text:p>
          </table:table-cell>
          <table:table-cell table:formula="of:=([.C16]-[.C15])/[.$B$4]" office:value-type="float" office:value="2.12873016433676E-019" calcext:value-type="float">
            <text:p>2,12873016433676E-19</text:p>
          </table:table-cell>
          <table:table-cell table:formula="of:=IF([.$B$5]*[.B16]+0.5&lt;=0;0;IF([.$B$5]*[.B16]+0.5&gt;1;1;[.$B$5]*[.B1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6]+0.1" office:value-type="float" office:value="-4.3" calcext:value-type="float">
            <text:p>-4,3</text:p>
          </table:table-cell>
          <table:table-cell table:formula="of:=1/(1+POWER([.$B$3]; -[.B17]/[.$B$2]))" office:value-type="float" office:value="2.1151310375912E-019" calcext:value-type="float">
            <text:p>2,1151310375912E-19</text:p>
          </table:table-cell>
          <table:table-cell table:formula="of:=([.C17]-[.C16])/[.$B$4]" office:value-type="float" office:value="5.78648852340927E-019" calcext:value-type="float">
            <text:p>5,78648852340927E-19</text:p>
          </table:table-cell>
          <table:table-cell table:formula="of:=IF([.$B$5]*[.B17]+0.5&lt;=0;0;IF([.$B$5]*[.B17]+0.5&gt;1;1;[.$B$5]*[.B1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7]+0.1" office:value-type="float" office:value="-4.2" calcext:value-type="float">
            <text:p>-4,2</text:p>
          </table:table-cell>
          <table:table-cell table:formula="of:=1/(1+POWER([.$B$3]; -[.B18]/[.$B$2]))" office:value-type="float" office:value="5.74952226429384E-019" calcext:value-type="float">
            <text:p>5,74952226429384E-19</text:p>
          </table:table-cell>
          <table:table-cell table:formula="of:=([.C18]-[.C17])/[.$B$4]" office:value-type="float" office:value="1.572930660377E-018" calcext:value-type="float">
            <text:p>1,572930660377E-18</text:p>
          </table:table-cell>
          <table:table-cell table:formula="of:=IF([.$B$5]*[.B18]+0.5&lt;=0;0;IF([.$B$5]*[.B18]+0.5&gt;1;1;[.$B$5]*[.B18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8]+0.1" office:value-type="float" office:value="-4.1" calcext:value-type="float">
            <text:p>-4,1</text:p>
          </table:table-cell>
          <table:table-cell table:formula="of:=1/(1+POWER([.$B$3]; -[.B19]/[.$B$2]))" office:value-type="float" office:value="1.56288218933506E-018" calcext:value-type="float">
            <text:p>1,56288218933506E-18</text:p>
          </table:table-cell>
          <table:table-cell table:formula="of:=([.C19]-[.C18])/[.$B$4]" office:value-type="float" office:value="4.2756688315289E-018" calcext:value-type="float">
            <text:p>4,2756688315289E-18</text:p>
          </table:table-cell>
          <table:table-cell table:formula="of:=IF([.$B$5]*[.B19]+0.5&lt;=0;0;IF([.$B$5]*[.B19]+0.5&gt;1;1;[.$B$5]*[.B19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9]+0.1" office:value-type="float" office:value="-4" calcext:value-type="float">
            <text:p>-4</text:p>
          </table:table-cell>
          <table:table-cell table:formula="of:=1/(1+POWER([.$B$3]; -[.B20]/[.$B$2]))" office:value-type="float" office:value="4.24835425529175E-018" calcext:value-type="float">
            <text:p>4,24835425529175E-18</text:p>
          </table:table-cell>
          <table:table-cell table:formula="of:=([.C20]-[.C19])/[.$B$4]" office:value-type="float" office:value="1.16224728892536E-017" calcext:value-type="float">
            <text:p>1,16224728892536E-17</text:p>
          </table:table-cell>
          <table:table-cell table:formula="of:=IF([.$B$5]*[.B20]+0.5&lt;=0;0;IF([.$B$5]*[.B20]+0.5&gt;1;1;[.$B$5]*[.B20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0]+0.1" office:value-type="float" office:value="-3.9" calcext:value-type="float">
            <text:p>-3,9</text:p>
          </table:table-cell>
          <table:table-cell table:formula="of:=1/(1+POWER([.$B$3]; -[.B21]/[.$B$2]))" office:value-type="float" office:value="1.15482241730162E-017" calcext:value-type="float">
            <text:p>1,15482241730162E-17</text:p>
          </table:table-cell>
          <table:table-cell table:formula="of:=([.C21]-[.C20])/[.$B$4]" office:value-type="float" office:value="3.15931568566159E-017" calcext:value-type="float">
            <text:p>3,15931568566159E-17</text:p>
          </table:table-cell>
          <table:table-cell table:formula="of:=IF([.$B$5]*[.B21]+0.5&lt;=0;0;IF([.$B$5]*[.B21]+0.5&gt;1;1;[.$B$5]*[.B2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1]+0.1" office:value-type="float" office:value="-3.8" calcext:value-type="float">
            <text:p>-3,8</text:p>
          </table:table-cell>
          <table:table-cell table:formula="of:=1/(1+POWER([.$B$3]; -[.B22]/[.$B$2]))" office:value-type="float" office:value="3.13913279204816E-017" calcext:value-type="float">
            <text:p>3,13913279204816E-17</text:p>
          </table:table-cell>
          <table:table-cell table:formula="of:=([.C22]-[.C21])/[.$B$4]" office:value-type="float" office:value="8.58791041869962E-017" calcext:value-type="float">
            <text:p>8,58791041869962E-17</text:p>
          </table:table-cell>
          <table:table-cell table:formula="of:=IF([.$B$5]*[.B22]+0.5&lt;=0;0;IF([.$B$5]*[.B22]+0.5&gt;1;1;[.$B$5]*[.B2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2]+0.1" office:value-type="float" office:value="-3.7" calcext:value-type="float">
            <text:p>-3,7</text:p>
          </table:table-cell>
          <table:table-cell table:formula="of:=1/(1+POWER([.$B$3]; -[.B23]/[.$B$2]))" office:value-type="float" office:value="8.53304762574441E-017" calcext:value-type="float">
            <text:p>8,53304762574441E-17</text:p>
          </table:table-cell>
          <table:table-cell table:formula="of:=([.C23]-[.C22])/[.$B$4]" office:value-type="float" office:value="2.33443608355851E-016" calcext:value-type="float">
            <text:p>2,33443608355851E-16</text:p>
          </table:table-cell>
          <table:table-cell table:formula="of:=IF([.$B$5]*[.B23]+0.5&lt;=0;0;IF([.$B$5]*[.B23]+0.5&gt;1;1;[.$B$5]*[.B23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3]+0.1" office:value-type="float" office:value="-3.6" calcext:value-type="float">
            <text:p>-3,6</text:p>
          </table:table-cell>
          <table:table-cell table:formula="of:=1/(1+POWER([.$B$3]; -[.B24]/[.$B$2]))" office:value-type="float" office:value="2.31952283024366E-016" calcext:value-type="float">
            <text:p>2,31952283024366E-16</text:p>
          </table:table-cell>
          <table:table-cell table:formula="of:=([.C24]-[.C23])/[.$B$4]" office:value-type="float" office:value="6.3456551856362E-016" calcext:value-type="float">
            <text:p>6,3456551856362E-16</text:p>
          </table:table-cell>
          <table:table-cell table:formula="of:=IF([.$B$5]*[.B24]+0.5&lt;=0;0;IF([.$B$5]*[.B24]+0.5&gt;1;1;[.$B$5]*[.B2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4]+0.1" office:value-type="float" office:value="-3.5" calcext:value-type="float">
            <text:p>-3,5</text:p>
          </table:table-cell>
          <table:table-cell table:formula="of:=1/(1+POWER([.$B$3]; -[.B25]/[.$B$2]))" office:value-type="float" office:value="6.30511676014722E-016" calcext:value-type="float">
            <text:p>6,30511676014722E-16</text:p>
          </table:table-cell>
          <table:table-cell table:formula="of:=([.C25]-[.C24])/[.$B$4]" office:value-type="float" office:value="1.72492791807818E-015" calcext:value-type="float">
            <text:p>1,72492791807818E-15</text:p>
          </table:table-cell>
          <table:table-cell table:formula="of:=IF([.$B$5]*[.B25]+0.5&lt;=0;0;IF([.$B$5]*[.B25]+0.5&gt;1;1;[.$B$5]*[.B2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5]+0.1" office:value-type="float" office:value="-3.4" calcext:value-type="float">
            <text:p>-3,4</text:p>
          </table:table-cell>
          <table:table-cell table:formula="of:=1/(1+POWER([.$B$3]; -[.B26]/[.$B$2]))" office:value-type="float" office:value="1.71390843154207E-015" calcext:value-type="float">
            <text:p>1,71390843154207E-15</text:p>
          </table:table-cell>
          <table:table-cell table:formula="of:=([.C26]-[.C25])/[.$B$4]" office:value-type="float" office:value="4.68884021511358E-015" calcext:value-type="float">
            <text:p>4,68884021511358E-15</text:p>
          </table:table-cell>
          <table:table-cell table:formula="of:=IF([.$B$5]*[.B26]+0.5&lt;=0;0;IF([.$B$5]*[.B26]+0.5&gt;1;1;[.$B$5]*[.B2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6]+0.1" office:value-type="float" office:value="-3.3" calcext:value-type="float">
            <text:p>-3,3</text:p>
          </table:table-cell>
          <table:table-cell table:formula="of:=1/(1+POWER([.$B$3]; -[.B27]/[.$B$2]))" office:value-type="float" office:value="4.65888614510353E-015" calcext:value-type="float">
            <text:p>4,65888614510353E-15</text:p>
          </table:table-cell>
          <table:table-cell table:formula="of:=([.C27]-[.C26])/[.$B$4]" office:value-type="float" office:value="0.0000000000000127455891532912" calcext:value-type="float">
            <text:p>1,27455891532912E-14</text:p>
          </table:table-cell>
          <table:table-cell table:formula="of:=IF([.$B$5]*[.B27]+0.5&lt;=0;0;IF([.$B$5]*[.B27]+0.5&gt;1;1;[.$B$5]*[.B2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7]+0.1" office:value-type="float" office:value="-3.2" calcext:value-type="float">
            <text:p>-3,2</text:p>
          </table:table-cell>
          <table:table-cell table:formula="of:=1/(1+POWER([.$B$3]; -[.B28]/[.$B$2]))" office:value-type="float" office:value="0.0000000000000126641655490944" calcext:value-type="float">
            <text:p>1,26641655490944E-14</text:p>
          </table:table-cell>
          <table:table-cell table:formula="of:=([.C28]-[.C27])/[.$B$4]" office:value-type="float" office:value="0.0000000000000346461033883956" calcext:value-type="float">
            <text:p>3,46461033883956E-14</text:p>
          </table:table-cell>
          <table:table-cell table:formula="of:=IF([.$B$5]*[.B28]+0.5&lt;=0;0;IF([.$B$5]*[.B28]+0.5&gt;1;1;[.$B$5]*[.B28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8]+0.1" office:value-type="float" office:value="-3.1" calcext:value-type="float">
            <text:p>-3,1</text:p>
          </table:table-cell>
          <table:table-cell table:formula="of:=1/(1+POWER([.$B$3]; -[.B29]/[.$B$2]))" office:value-type="float" office:value="0.0000000000000344247710846997" calcext:value-type="float">
            <text:p>3,44247710846997E-14</text:p>
          </table:table-cell>
          <table:table-cell table:formula="of:=([.C29]-[.C28])/[.$B$4]" office:value-type="float" office:value="0.0000000000000941778732675868" calcext:value-type="float">
            <text:p>9,41778732675868E-14</text:p>
          </table:table-cell>
          <table:table-cell table:formula="of:=IF([.$B$5]*[.B29]+0.5&lt;=0;0;IF([.$B$5]*[.B29]+0.5&gt;1;1;[.$B$5]*[.B29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9]+0.1" office:value-type="float" office:value="-3" calcext:value-type="float">
            <text:p>-3</text:p>
          </table:table-cell>
          <table:table-cell table:formula="of:=1/(1+POWER([.$B$3]; -[.B30]/[.$B$2]))" office:value-type="float" office:value="0.0000000000000935762296883959" calcext:value-type="float">
            <text:p>9,35762296883959E-14</text:p>
          </table:table-cell>
          <table:table-cell table:formula="of:=([.C30]-[.C29])/[.$B$4]" office:value-type="float" office:value="0.000000000000256002001546178" calcext:value-type="float">
            <text:p>2,56002001546178E-13</text:p>
          </table:table-cell>
          <table:table-cell table:formula="of:=IF([.$B$5]*[.B30]+0.5&lt;=0;0;IF([.$B$5]*[.B30]+0.5&gt;1;1;[.$B$5]*[.B30]+0.5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formula="of:=[.B30]+0.1" office:value-type="float" office:value="-2.9" calcext:value-type="float">
            <text:p>-2,9</text:p>
          </table:table-cell>
          <table:table-cell table:formula="of:=1/(1+POWER([.$B$3]; -[.B31]/[.$B$2]))" office:value-type="float" office:value="0.000000000000254366564737635" calcext:value-type="float">
            <text:p>2,54366564737635E-13</text:p>
          </table:table-cell>
          <table:table-cell table:formula="of:=([.C31]-[.C30])/[.$B$4]" office:value-type="float" office:value="0.000000000000695885588851967" calcext:value-type="float">
            <text:p>6,95885588851967E-13</text:p>
          </table:table-cell>
          <table:table-cell table:formula="of:=IF([.$B$5]*[.B31]+0.5&lt;=0;0;IF([.$B$5]*[.B31]+0.5&gt;1;1;[.$B$5]*[.B31]+0.5))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31]+0.1" office:value-type="float" office:value="-2.8" calcext:value-type="float">
            <text:p>-2,8</text:p>
          </table:table-cell>
          <table:table-cell table:formula="of:=1/(1+POWER([.$B$3]; -[.B32]/[.$B$2]))" office:value-type="float" office:value="0.000000000000691440010693561" calcext:value-type="float">
            <text:p>6,91440010693561E-13</text:p>
          </table:table-cell>
          <table:table-cell table:formula="of:=([.C32]-[.C31])/[.$B$4]" office:value-type="float" office:value="0.00000000000189161315086169" calcext:value-type="float">
            <text:p>1,89161315086169E-12</text:p>
          </table:table-cell>
          <table:table-cell table:formula="of:=IF([.$B$5]*[.B32]+0.5&lt;=0;0;IF([.$B$5]*[.B32]+0.5&gt;1;1;[.$B$5]*[.B32]+0.5))"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/>
          <table:table-cell table:formula="of:=[.B32]+0.1" office:value-type="float" office:value="-2.7" calcext:value-type="float">
            <text:p>-2,7</text:p>
          </table:table-cell>
          <table:table-cell table:formula="of:=1/(1+POWER([.$B$3]; -[.B33]/[.$B$2]))" office:value-type="float" office:value="0.0000000000018795288165356" calcext:value-type="float">
            <text:p>1,8795288165356E-12</text:p>
          </table:table-cell>
          <table:table-cell table:formula="of:=([.C33]-[.C32])/[.$B$4]" office:value-type="float" office:value="0.00000000000514193765445315" calcext:value-type="float">
            <text:p>5,14193765445315E-12</text:p>
          </table:table-cell>
          <table:table-cell table:formula="of:=IF([.$B$5]*[.B33]+0.5&lt;=0;0;IF([.$B$5]*[.B33]+0.5&gt;1;1;[.$B$5]*[.B33]+0.5))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/>
          <table:table-cell table:formula="of:=[.B33]+0.1" office:value-type="float" office:value="-2.6" calcext:value-type="float">
            <text:p>-2,6</text:p>
          </table:table-cell>
          <table:table-cell table:formula="of:=1/(1+POWER([.$B$3]; -[.B34]/[.$B$2]))" office:value-type="float" office:value="0.00000000000510908902803736" calcext:value-type="float">
            <text:p>5,10908902803736E-12</text:p>
          </table:table-cell>
          <table:table-cell table:formula="of:=([.C34]-[.C33])/[.$B$4]" office:value-type="float" office:value="0.0000000000139772356891075" calcext:value-type="float">
            <text:p>1,39772356891075E-11</text:p>
          </table:table-cell>
          <table:table-cell table:formula="of:=IF([.$B$5]*[.B34]+0.5&lt;=0;0;IF([.$B$5]*[.B34]+0.5&gt;1;1;[.$B$5]*[.B34]+0.5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/>
          <table:table-cell table:formula="of:=[.B34]+0.1" office:value-type="float" office:value="-2.5" calcext:value-type="float">
            <text:p>-2,5</text:p>
          </table:table-cell>
          <table:table-cell table:formula="of:=1/(1+POWER([.$B$3]; -[.B35]/[.$B$2]))" office:value-type="float" office:value="0.0000000000138879438647715" calcext:value-type="float">
            <text:p>1,38879438647715E-11</text:p>
          </table:table-cell>
          <table:table-cell table:formula="of:=([.C35]-[.C34])/[.$B$4]" office:value-type="float" office:value="0.0000000000379940657853339" calcext:value-type="float">
            <text:p>3,79940657853339E-11</text:p>
          </table:table-cell>
          <table:table-cell table:formula="of:=IF([.$B$5]*[.B35]+0.5&lt;=0;0;IF([.$B$5]*[.B35]+0.5&gt;1;1;[.$B$5]*[.B35]+0.5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[.B35]+0.1" office:value-type="float" office:value="-2.4" calcext:value-type="float">
            <text:p>-2,4</text:p>
          </table:table-cell>
          <table:table-cell table:formula="of:=1/(1+POWER([.$B$3]; -[.B36]/[.$B$2]))" office:value-type="float" office:value="0.0000000000377513454413667" calcext:value-type="float">
            <text:p>3,77513454413667E-11</text:p>
          </table:table-cell>
          <table:table-cell table:formula="of:=([.C36]-[.C35])/[.$B$4]" office:value-type="float" office:value="0.000000000103278578610179" calcext:value-type="float">
            <text:p>1,03278578610179E-10</text:p>
          </table:table-cell>
          <table:table-cell table:formula="of:=IF([.$B$5]*[.B36]+0.5&lt;=0;0;IF([.$B$5]*[.B36]+0.5&gt;1;1;[.$B$5]*[.B36]+0.5))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/>
          <table:table-cell table:formula="of:=[.B36]+0.1" office:value-type="float" office:value="-2.3" calcext:value-type="float">
            <text:p>-2,3</text:p>
          </table:table-cell>
          <table:table-cell table:formula="of:=1/(1+POWER([.$B$3]; -[.B37]/[.$B$2]))" office:value-type="float" office:value="0.000000000102618796306491" calcext:value-type="float">
            <text:p>1,02618796306491E-10</text:p>
          </table:table-cell>
          <table:table-cell table:formula="of:=([.C37]-[.C36])/[.$B$4]" office:value-type="float" office:value="0.00000000028074028348022" calcext:value-type="float">
            <text:p>2,8074028348022E-10</text:p>
          </table:table-cell>
          <table:table-cell table:formula="of:=IF([.$B$5]*[.B37]+0.5&lt;=0;0;IF([.$B$5]*[.B37]+0.5&gt;1;1;[.$B$5]*[.B37]+0.5)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/>
          <table:table-cell table:formula="of:=[.B37]+0.1" office:value-type="float" office:value="-2.2" calcext:value-type="float">
            <text:p>-2,2</text:p>
          </table:table-cell>
          <table:table-cell table:formula="of:=1/(1+POWER([.$B$3]; -[.B38]/[.$B$2]))" office:value-type="float" office:value="0.000000000278946809209088" calcext:value-type="float">
            <text:p>2,78946809209088E-10</text:p>
          </table:table-cell>
          <table:table-cell table:formula="of:=([.C38]-[.C37])/[.$B$4]" office:value-type="float" office:value="0.000000000763131210916656" calcext:value-type="float">
            <text:p>7,63131210916656E-10</text:p>
          </table:table-cell>
          <table:table-cell table:formula="of:=IF([.$B$5]*[.B38]+0.5&lt;=0;0;IF([.$B$5]*[.B38]+0.5&gt;1;1;[.$B$5]*[.B38]+0.5))"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/>
          <table:table-cell table:formula="of:=[.B38]+0.1" office:value-type="float" office:value="-2.1" calcext:value-type="float">
            <text:p>-2,1</text:p>
          </table:table-cell>
          <table:table-cell table:formula="of:=1/(1+POWER([.$B$3]; -[.B39]/[.$B$2]))" office:value-type="float" office:value="0.000000000758256042216254" calcext:value-type="float">
            <text:p>7,58256042216254E-10</text:p>
          </table:table-cell>
          <table:table-cell table:formula="of:=([.C39]-[.C38])/[.$B$4]" office:value-type="float" office:value="0.00000000207440570200463" calcext:value-type="float">
            <text:p>2,07440570200463E-09</text:p>
          </table:table-cell>
          <table:table-cell table:formula="of:=IF([.$B$5]*[.B39]+0.5&lt;=0;0;IF([.$B$5]*[.B39]+0.5&gt;1;1;[.$B$5]*[.B39]+0.5)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/>
          <table:table-cell table:formula="of:=[.B39]+0.1" office:value-type="float" office:value="-2" calcext:value-type="float">
            <text:p>-2</text:p>
          </table:table-cell>
          <table:table-cell table:formula="of:=1/(1+POWER([.$B$3]; -[.B40]/[.$B$2]))" office:value-type="float" office:value="0.00000000206115361819024" calcext:value-type="float">
            <text:p>2,06115361819024E-09</text:p>
          </table:table-cell>
          <table:table-cell table:formula="of:=([.C40]-[.C39])/[.$B$4]" office:value-type="float" office:value="0.00000000563881931456147" calcext:value-type="float">
            <text:p>5,63881931456147E-09</text:p>
          </table:table-cell>
          <table:table-cell table:formula="of:=IF([.$B$5]*[.B40]+0.5&lt;=0;0;IF([.$B$5]*[.B40]+0.5&gt;1;1;[.$B$5]*[.B40]+0.5))" office:value-type="float" office:value="0" calcext:value-type="float">
            <text:p>0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/>
          <table:table-cell table:formula="of:=[.B40]+0.1" office:value-type="float" office:value="-1.9" calcext:value-type="float">
            <text:p>-1,9</text:p>
          </table:table-cell>
          <table:table-cell table:formula="of:=1/(1+POWER([.$B$3]; -[.B41]/[.$B$2]))" office:value-type="float" office:value="0.00000000560279640614606" calcext:value-type="float">
            <text:p>5,60279640614606E-09</text:p>
          </table:table-cell>
          <table:table-cell table:formula="of:=([.C41]-[.C40])/[.$B$4]" office:value-type="float" office:value="0.0000000153279000024798" calcext:value-type="float">
            <text:p>1,53279000024798E-08</text:p>
          </table:table-cell>
          <table:table-cell table:formula="of:=IF([.$B$5]*[.B41]+0.5&lt;=0;0;IF([.$B$5]*[.B41]+0.5&gt;1;1;[.$B$5]*[.B4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1]+0.1" office:value-type="float" office:value="-1.8" calcext:value-type="float">
            <text:p>-1,8</text:p>
          </table:table-cell>
          <table:table-cell table:formula="of:=1/(1+POWER([.$B$3]; -[.B42]/[.$B$2]))" office:value-type="float" office:value="0.0000000152299795127606" calcext:value-type="float">
            <text:p>1,52299795127606E-08</text:p>
          </table:table-cell>
          <table:table-cell table:formula="of:=([.C42]-[.C41])/[.$B$4]" office:value-type="float" office:value="0.0000000416655514964915" calcext:value-type="float">
            <text:p>4,16655514964915E-08</text:p>
          </table:table-cell>
          <table:table-cell table:formula="of:=IF([.$B$5]*[.B42]+0.5&lt;=0;0;IF([.$B$5]*[.B42]+0.5&gt;1;1;[.$B$5]*[.B4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2]+0.1" office:value-type="float" office:value="-1.7" calcext:value-type="float">
            <text:p>-1,7</text:p>
          </table:table-cell>
          <table:table-cell table:formula="of:=1/(1+POWER([.$B$3]; -[.B43]/[.$B$2]))" office:value-type="float" office:value="0.000000041399375473944" calcext:value-type="float">
            <text:p>4,1399375473944E-08</text:p>
          </table:table-cell>
          <table:table-cell table:formula="of:=([.C43]-[.C42])/[.$B$4]" office:value-type="float" office:value="0.000000113258707451363" calcext:value-type="float">
            <text:p>1,13258707451363E-07</text:p>
          </table:table-cell>
          <table:table-cell table:formula="of:=IF([.$B$5]*[.B43]+0.5&lt;=0;0;IF([.$B$5]*[.B43]+0.5&gt;1;1;[.$B$5]*[.B43]+0.5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„0,247*(x ^-0,806)</text:p>
          </table:table-cell>
        </table:table-row>
        <table:table-row table:style-name="ro1">
          <table:table-cell/>
          <table:table-cell table:formula="of:=[.B43]+0.1" office:value-type="float" office:value="-1.6" calcext:value-type="float">
            <text:p>-1,6</text:p>
          </table:table-cell>
          <table:table-cell table:formula="of:=1/(1+POWER([.$B$3]; -[.B44]/[.$B$2]))" office:value-type="float" office:value="0.000000112535162055097" calcext:value-type="float">
            <text:p>1,12535162055097E-07</text:p>
          </table:table-cell>
          <table:table-cell table:formula="of:=([.C44]-[.C43])/[.$B$4]" office:value-type="float" office:value="0.00000030786905642254" calcext:value-type="float">
            <text:p>3,0786905642254E-07</text:p>
          </table:table-cell>
          <table:table-cell table:formula="of:=IF([.$B$5]*[.B44]+0.5&lt;=0;0;IF([.$B$5]*[.B44]+0.5&gt;1;1;[.$B$5]*[.B4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4]+0.1" office:value-type="float" office:value="-1.5" calcext:value-type="float">
            <text:p>-1,5</text:p>
          </table:table-cell>
          <table:table-cell table:formula="of:=1/(1+POWER([.$B$3]; -[.B45]/[.$B$2]))" office:value-type="float" office:value="0.000000305902226925629" calcext:value-type="float">
            <text:p>3,05902226925629E-07</text:p>
          </table:table-cell>
          <table:table-cell table:formula="of:=([.C45]-[.C44])/[.$B$4]" office:value-type="float" office:value="0.000000836874640262428" calcext:value-type="float">
            <text:p>8,36874640262428E-07</text:p>
          </table:table-cell>
          <table:table-cell table:formula="of:=IF([.$B$5]*[.B45]+0.5&lt;=0;0;IF([.$B$5]*[.B45]+0.5&gt;1;1;[.$B$5]*[.B4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5]+0.1" office:value-type="float" office:value="-1.4" calcext:value-type="float">
            <text:p>-1,4</text:p>
          </table:table-cell>
          <table:table-cell table:formula="of:=1/(1+POWER([.$B$3]; -[.B46]/[.$B$2]))" office:value-type="float" office:value="0.000000831528027664143" calcext:value-type="float">
            <text:p>8,31528027664143E-07</text:p>
          </table:table-cell>
          <table:table-cell table:formula="of:=([.C46]-[.C45])/[.$B$4]" office:value-type="float" office:value="0.00000227485949171445" calcext:value-type="float">
            <text:p>2,27485949171445E-06</text:p>
          </table:table-cell>
          <table:table-cell table:formula="of:=IF([.$B$5]*[.B46]+0.5&lt;=0;0;IF([.$B$5]*[.B46]+0.5&gt;1;1;[.$B$5]*[.B4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6]+0.1" office:value-type="float" office:value="-1.3" calcext:value-type="float">
            <text:p>-1,3</text:p>
          </table:table-cell>
          <table:table-cell table:formula="of:=1/(1+POWER([.$B$3]; -[.B47]/[.$B$2]))" office:value-type="float" office:value="0.0000022603242979036" calcext:value-type="float">
            <text:p>2,2603242979036E-06</text:p>
          </table:table-cell>
          <table:table-cell table:formula="of:=([.C47]-[.C46])/[.$B$4]" office:value-type="float" office:value="0.00000618369713304349" calcext:value-type="float">
            <text:p>6,18369713304349E-06</text:p>
          </table:table-cell>
          <table:table-cell table:formula="of:=IF([.$B$5]*[.B47]+0.5&lt;=0;0;IF([.$B$5]*[.B47]+0.5&gt;1;1;[.$B$5]*[.B4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7]+0.1" office:value-type="float" office:value="-1.2" calcext:value-type="float">
            <text:p>-1,2</text:p>
          </table:table-cell>
          <table:table-cell table:formula="of:=1/(1+POWER([.$B$3]; -[.B48]/[.$B$2]))" office:value-type="float" office:value="0.00000614417460221479" calcext:value-type="float">
            <text:p>6,14417460221479E-06</text:p>
          </table:table-cell>
          <table:table-cell table:formula="of:=([.C48]-[.C47])/[.$B$4]" office:value-type="float" office:value="0.0000168089422489282" calcext:value-type="float">
            <text:p>1,68089422489282E-05</text:p>
          </table:table-cell>
          <table:table-cell table:formula="of:=IF([.$B$5]*[.B48]+0.5&lt;=0;0;IF([.$B$5]*[.B48]+0.5&gt;1;1;[.$B$5]*[.B48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8]+0.1" office:value-type="float" office:value="-1.1" calcext:value-type="float">
            <text:p>-1,1</text:p>
          </table:table-cell>
          <table:table-cell table:formula="of:=1/(1+POWER([.$B$3]; -[.B49]/[.$B$2]))" office:value-type="float" office:value="0.0000167014218480954" calcext:value-type="float">
            <text:p>1,67014218480954E-05</text:p>
          </table:table-cell>
          <table:table-cell table:formula="of:=([.C49]-[.C48])/[.$B$4]" office:value-type="float" office:value="0.0000456907824348127" calcext:value-type="float">
            <text:p>4,56907824348127E-05</text:p>
          </table:table-cell>
          <table:table-cell table:formula="of:=IF([.$B$5]*[.B49]+0.5&lt;=0;0;IF([.$B$5]*[.B49]+0.5&gt;1;1;[.$B$5]*[.B49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49]+0.1" office:value-type="float" office:value="-1" calcext:value-type="float">
            <text:p>-1</text:p>
          </table:table-cell>
          <table:table-cell table:formula="of:=1/(1+POWER([.$B$3]; -[.B50]/[.$B$2]))" office:value-type="float" office:value="0.0000453978687024348" calcext:value-type="float">
            <text:p>4,53978687024348E-05</text:p>
          </table:table-cell>
          <table:table-cell table:formula="of:=([.C50]-[.C49])/[.$B$4]" office:value-type="float" office:value="0.000124195548265236" calcext:value-type="float">
            <text:p>0,000124195548265</text:p>
          </table:table-cell>
          <table:table-cell table:formula="of:=IF([.$B$5]*[.B50]+0.5&lt;=0;0;IF([.$B$5]*[.B50]+0.5&gt;1;1;[.$B$5]*[.B50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0]+0.1" office:value-type="float" office:value="-0.900000000000001" calcext:value-type="float">
            <text:p>-0,900000000000001</text:p>
          </table:table-cell>
          <table:table-cell table:formula="of:=1/(1+POWER([.$B$3]; -[.B51]/[.$B$2]))" office:value-type="float" office:value="0.000123394575986233" calcext:value-type="float">
            <text:p>0,000123394575986</text:p>
          </table:table-cell>
          <table:table-cell table:formula="of:=([.C51]-[.C50])/[.$B$4]" office:value-type="float" office:value="0.000337562481974298" calcext:value-type="float">
            <text:p>0,000337562481974</text:p>
          </table:table-cell>
          <table:table-cell table:formula="of:=IF([.$B$5]*[.B51]+0.5&lt;=0;0;IF([.$B$5]*[.B51]+0.5&gt;1;1;[.$B$5]*[.B5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1]+0.1" office:value-type="float" office:value="-0.800000000000001" calcext:value-type="float">
            <text:p>-0,800000000000001</text:p>
          </table:table-cell>
          <table:table-cell table:formula="of:=1/(1+POWER([.$B$3]; -[.B52]/[.$B$2]))" office:value-type="float" office:value="0.00033535013046648" calcext:value-type="float">
            <text:p>0,000335350130466</text:p>
          </table:table-cell>
          <table:table-cell table:formula="of:=([.C52]-[.C51])/[.$B$4]" office:value-type="float" office:value="0.000917323891356803" calcext:value-type="float">
            <text:p>0,000917323891357</text:p>
          </table:table-cell>
          <table:table-cell table:formula="of:=IF([.$B$5]*[.B52]+0.5&lt;=0;0;IF([.$B$5]*[.B52]+0.5&gt;1;1;[.$B$5]*[.B5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2]+0.1" office:value-type="float" office:value="-0.700000000000001" calcext:value-type="float">
            <text:p>-0,700000000000001</text:p>
          </table:table-cell>
          <table:table-cell table:formula="of:=1/(1+POWER([.$B$3]; -[.B53]/[.$B$2]))" office:value-type="float" office:value="0.000911051194400649" calcext:value-type="float">
            <text:p>0,000911051194401</text:p>
          </table:table-cell>
          <table:table-cell table:formula="of:=([.C53]-[.C52])/[.$B$4]" office:value-type="float" office:value="0.00249158056518664" calcext:value-type="float">
            <text:p>0,002491580565187</text:p>
          </table:table-cell>
          <table:table-cell table:formula="of:=IF([.$B$5]*[.B53]+0.5&lt;=0;0;IF([.$B$5]*[.B53]+0.5&gt;1;1;[.$B$5]*[.B53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3]+0.1" office:value-type="float" office:value="-0.600000000000001" calcext:value-type="float">
            <text:p>-0,600000000000001</text:p>
          </table:table-cell>
          <table:table-cell table:formula="of:=1/(1+POWER([.$B$3]; -[.B54]/[.$B$2]))" office:value-type="float" office:value="0.00247262315663478" calcext:value-type="float">
            <text:p>0,002472623156635</text:p>
          </table:table-cell>
          <table:table-cell table:formula="of:=([.C54]-[.C53])/[.$B$4]" office:value-type="float" office:value="0.00675833795695023" calcext:value-type="float">
            <text:p>0,00675833795695</text:p>
          </table:table-cell>
          <table:table-cell table:formula="of:=IF([.$B$5]*[.B54]+0.5&lt;=0;0;IF([.$B$5]*[.B54]+0.5&gt;1;1;[.$B$5]*[.B5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4]+0.1" office:value-type="float" office:value="-0.500000000000001" calcext:value-type="float">
            <text:p>-0,500000000000001</text:p>
          </table:table-cell>
          <table:table-cell table:formula="of:=1/(1+POWER([.$B$3]; -[.B55]/[.$B$2]))" office:value-type="float" office:value="0.00669285092428485" calcext:value-type="float">
            <text:p>0,006692850924285</text:p>
          </table:table-cell>
          <table:table-cell table:formula="of:=([.C55]-[.C54])/[.$B$4]" office:value-type="float" office:value="0.0182647525691221" calcext:value-type="float">
            <text:p>0,018264752569122</text:p>
          </table:table-cell>
          <table:table-cell table:formula="of:=IF([.$B$5]*[.B55]+0.5&lt;=0;0;IF([.$B$5]*[.B55]+0.5&gt;1;1;[.$B$5]*[.B5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5]+0.1" office:value-type="float" office:value="-0.400000000000001" calcext:value-type="float">
            <text:p>-0,400000000000001</text:p>
          </table:table-cell>
          <table:table-cell table:formula="of:=1/(1+POWER([.$B$3]; -[.B56]/[.$B$2]))" office:value-type="float" office:value="0.0179862099620915" calcext:value-type="float">
            <text:p>0,017986209962092</text:p>
          </table:table-cell>
          <table:table-cell table:formula="of:=([.C56]-[.C55])/[.$B$4]" office:value-type="float" office:value="0.0488766056848761" calcext:value-type="float">
            <text:p>0,048876605684876</text:p>
          </table:table-cell>
          <table:table-cell table:formula="of:=IF([.$B$5]*[.B56]+0.5&lt;=0;0;IF([.$B$5]*[.B56]+0.5&gt;1;1;[.$B$5]*[.B5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6]+0.1" office:value-type="float" office:value="-0.300000000000001" calcext:value-type="float">
            <text:p>-0,300000000000001</text:p>
          </table:table-cell>
          <table:table-cell table:formula="of:=1/(1+POWER([.$B$3]; -[.B57]/[.$B$2]))" office:value-type="float" office:value="0.0474258731775666" calcext:value-type="float">
            <text:p>0,047425873177567</text:p>
          </table:table-cell>
          <table:table-cell table:formula="of:=([.C57]-[.C56])/[.$B$4]" office:value-type="float" office:value="0.127412119428887" calcext:value-type="float">
            <text:p>0,127412119428887</text:p>
          </table:table-cell>
          <table:table-cell table:formula="of:=IF([.$B$5]*[.B57]+0.5&lt;=0;0;IF([.$B$5]*[.B57]+0.5&gt;1;1;[.$B$5]*[.B5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7]+0.1" office:value-type="float" office:value="-0.200000000000001" calcext:value-type="float">
            <text:p>-0,200000000000001</text:p>
          </table:table-cell>
          <table:table-cell table:formula="of:=1/(1+POWER([.$B$3]; -[.B58]/[.$B$2]))" office:value-type="float" office:value="0.119202922022117" calcext:value-type="float">
            <text:p>0,119202922022117</text:p>
          </table:table-cell>
          <table:table-cell table:formula="of:=([.C58]-[.C57])/[.$B$4]" office:value-type="float" office:value="0.310644379750502" calcext:value-type="float">
            <text:p>0,310644379750502</text:p>
          </table:table-cell>
          <table:table-cell table:formula="of:=IF([.$B$5]*[.B58]+0.5&lt;=0;0;IF([.$B$5]*[.B58]+0.5&gt;1;1;[.$B$5]*[.B58]+0.5))" office:value-type="float" office:value="0.0378828427399889" calcext:value-type="float">
            <text:p>0,037882842739989</text:p>
          </table:table-cell>
          <table:table-cell table:number-columns-repeated="4"/>
        </table:table-row>
        <table:table-row table:style-name="ro1">
          <table:table-cell/>
          <table:table-cell table:formula="of:=[.B58]+0.1" office:value-type="float" office:value="-0.100000000000001" calcext:value-type="float">
            <text:p>-0,100000000000001</text:p>
          </table:table-cell>
          <table:table-cell table:formula="of:=1/(1+POWER([.$B$3]; -[.B59]/[.$B$2]))" office:value-type="float" office:value="0.268941421369993" calcext:value-type="float">
            <text:p>0,268941421369993</text:p>
          </table:table-cell>
          <table:table-cell table:formula="of:=([.C59]-[.C58])/[.$B$4]" office:value-type="float" office:value="0.648054273663883" calcext:value-type="float">
            <text:p>0,648054273663883</text:p>
          </table:table-cell>
          <table:table-cell table:formula="of:=IF([.$B$5]*[.B59]+0.5&lt;=0;0;IF([.$B$5]*[.B59]+0.5&gt;1;1;[.$B$5]*[.B59]+0.5))" office:value-type="float" office:value="0.268941421369993" calcext:value-type="float">
            <text:p>0,268941421369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/(1+POWER([.$B$3]; -[.B60]/[.$B$2]))" office:value-type="float" office:value="0.5" calcext:value-type="float">
            <text:p>0,5</text:p>
          </table:table-cell>
          <table:table-cell table:formula="of:=([.C60]-[.C59])/[.$B$4]" office:value-type="float" office:value="1.00000000000001" calcext:value-type="float">
            <text:p>1,00000000000001</text:p>
          </table:table-cell>
          <table:table-cell table:formula="of:=IF([.$B$5]*[.B60]+0.5&lt;=0;0;IF([.$B$5]*[.B60]+0.5&gt;1;1;[.$B$5]*[.B60]+0.5)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table:formula="of:=[.B60]+0.1" office:value-type="float" office:value="0.1" calcext:value-type="float">
            <text:p>0,1</text:p>
          </table:table-cell>
          <table:table-cell table:formula="of:=1/(1+POWER([.$B$3]; -[.B61]/[.$B$2]))" office:value-type="float" office:value="0.731058578630005" calcext:value-type="float">
            <text:p>0,731058578630005</text:p>
          </table:table-cell>
          <table:table-cell table:formula="of:=([.C61]-[.C60])/[.$B$4]" office:value-type="float" office:value="1" calcext:value-type="float">
            <text:p>1</text:p>
          </table:table-cell>
          <table:table-cell table:formula="of:=IF([.$B$5]*[.B61]+0.5&lt;=0;0;IF([.$B$5]*[.B61]+0.5&gt;1;1;[.$B$5]*[.B61]+0.5))" office:value-type="float" office:value="0.731058578630004" calcext:value-type="float">
            <text:p>0,731058578630004</text:p>
          </table:table-cell>
          <table:table-cell table:number-columns-repeated="4"/>
        </table:table-row>
        <table:table-row table:style-name="ro1">
          <table:table-cell/>
          <table:table-cell table:formula="of:=[.B61]+0.1" office:value-type="float" office:value="0.2" calcext:value-type="float">
            <text:p>0,2</text:p>
          </table:table-cell>
          <table:table-cell table:formula="of:=1/(1+POWER([.$B$3]; -[.B62]/[.$B$2]))" office:value-type="float" office:value="0.880797077977882" calcext:value-type="float">
            <text:p>0,880797077977882</text:p>
          </table:table-cell>
          <table:table-cell table:formula="of:=([.C62]-[.C61])/[.$B$4]" office:value-type="float" office:value="0.648054273663886" calcext:value-type="float">
            <text:p>0,648054273663886</text:p>
          </table:table-cell>
          <table:table-cell table:formula="of:=IF([.$B$5]*[.B62]+0.5&lt;=0;0;IF([.$B$5]*[.B62]+0.5&gt;1;1;[.$B$5]*[.B62]+0.5))" office:value-type="float" office:value="0.962117157260009" calcext:value-type="float">
            <text:p>0,962117157260009</text:p>
          </table:table-cell>
          <table:table-cell table:number-columns-repeated="4"/>
        </table:table-row>
        <table:table-row table:style-name="ro1">
          <table:table-cell/>
          <table:table-cell table:formula="of:=[.B62]+0.1" office:value-type="float" office:value="0.3" calcext:value-type="float">
            <text:p>0,3</text:p>
          </table:table-cell>
          <table:table-cell table:formula="of:=1/(1+POWER([.$B$3]; -[.B63]/[.$B$2]))" office:value-type="float" office:value="0.952574126822433" calcext:value-type="float">
            <text:p>0,952574126822433</text:p>
          </table:table-cell>
          <table:table-cell table:formula="of:=([.C63]-[.C62])/[.$B$4]" office:value-type="float" office:value="0.310644379750505" calcext:value-type="float">
            <text:p>0,310644379750505</text:p>
          </table:table-cell>
          <table:table-cell table:formula="of:=IF([.$B$5]*[.B63]+0.5&lt;=0;0;IF([.$B$5]*[.B63]+0.5&gt;1;1;[.$B$5]*[.B6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63]+0.1" office:value-type="float" office:value="0.4" calcext:value-type="float">
            <text:p>0,4</text:p>
          </table:table-cell>
          <table:table-cell table:formula="of:=1/(1+POWER([.$B$3]; -[.B64]/[.$B$2]))" office:value-type="float" office:value="0.982013790037908" calcext:value-type="float">
            <text:p>0,982013790037908</text:p>
          </table:table-cell>
          <table:table-cell table:formula="of:=([.C64]-[.C63])/[.$B$4]" office:value-type="float" office:value="0.127412119428889" calcext:value-type="float">
            <text:p>0,127412119428889</text:p>
          </table:table-cell>
          <table:table-cell table:formula="of:=IF([.$B$5]*[.B64]+0.5&lt;=0;0;IF([.$B$5]*[.B64]+0.5&gt;1;1;[.$B$5]*[.B6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64]+0.1" office:value-type="float" office:value="0.5" calcext:value-type="float">
            <text:p>0,5</text:p>
          </table:table-cell>
          <table:table-cell table:formula="of:=1/(1+POWER([.$B$3]; -[.B65]/[.$B$2]))" office:value-type="float" office:value="0.993307149075715" calcext:value-type="float">
            <text:p>0,993307149075715</text:p>
          </table:table-cell>
          <table:table-cell table:formula="of:=([.C65]-[.C64])/[.$B$4]" office:value-type="float" office:value="0.0488766056848758" calcext:value-type="float">
            <text:p>0,048876605684876</text:p>
          </table:table-cell>
          <table:table-cell table:formula="of:=IF([.$B$5]*[.B65]+0.5&lt;=0;0;IF([.$B$5]*[.B65]+0.5&gt;1;1;[.$B$5]*[.B6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65]+0.1" office:value-type="float" office:value="0.6" calcext:value-type="float">
            <text:p>0,6</text:p>
          </table:table-cell>
          <table:table-cell table:formula="of:=1/(1+POWER([.$B$3]; -[.B66]/[.$B$2]))" office:value-type="float" office:value="0.997527376843365" calcext:value-type="float">
            <text:p>0,997527376843365</text:p>
          </table:table-cell>
          <table:table-cell table:formula="of:=([.C66]-[.C65])/[.$B$4]" office:value-type="float" office:value="0.0182647525691221" calcext:value-type="float">
            <text:p>0,018264752569122</text:p>
          </table:table-cell>
          <table:table-cell table:formula="of:=IF([.$B$5]*[.B66]+0.5&lt;=0;0;IF([.$B$5]*[.B66]+0.5&gt;1;1;[.$B$5]*[.B6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66]+0.1" office:value-type="float" office:value="0.7" calcext:value-type="float">
            <text:p>0,7</text:p>
          </table:table-cell>
          <table:table-cell table:formula="of:=1/(1+POWER([.$B$3]; -[.B67]/[.$B$2]))" office:value-type="float" office:value="0.999088948805599" calcext:value-type="float">
            <text:p>0,999088948805599</text:p>
          </table:table-cell>
          <table:table-cell table:formula="of:=([.C67]-[.C66])/[.$B$4]" office:value-type="float" office:value="0.00675833795695087" calcext:value-type="float">
            <text:p>0,006758337956951</text:p>
          </table:table-cell>
          <table:table-cell table:formula="of:=IF([.$B$5]*[.B67]+0.5&lt;=0;0;IF([.$B$5]*[.B67]+0.5&gt;1;1;[.$B$5]*[.B6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67]+0.1" office:value-type="float" office:value="0.8" calcext:value-type="float">
            <text:p>0,8</text:p>
          </table:table-cell>
          <table:table-cell table:formula="of:=1/(1+POWER([.$B$3]; -[.B68]/[.$B$2]))" office:value-type="float" office:value="0.999664649869533" calcext:value-type="float">
            <text:p>0,999664649869533</text:p>
          </table:table-cell>
          <table:table-cell table:formula="of:=([.C68]-[.C67])/[.$B$4]" office:value-type="float" office:value="0.00249158056518595" calcext:value-type="float">
            <text:p>0,002491580565186</text:p>
          </table:table-cell>
          <table:table-cell table:formula="of:=IF([.$B$5]*[.B68]+0.5&lt;=0;0;IF([.$B$5]*[.B68]+0.5&gt;1;1;[.$B$5]*[.B6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68]+0.1" office:value-type="float" office:value="0.9" calcext:value-type="float">
            <text:p>0,9</text:p>
          </table:table-cell>
          <table:table-cell table:formula="of:=1/(1+POWER([.$B$3]; -[.B69]/[.$B$2]))" office:value-type="float" office:value="0.999876605424014" calcext:value-type="float">
            <text:p>0,999876605424014</text:p>
          </table:table-cell>
          <table:table-cell table:formula="of:=([.C69]-[.C68])/[.$B$4]" office:value-type="float" office:value="0.000917323891356948" calcext:value-type="float">
            <text:p>0,000917323891357</text:p>
          </table:table-cell>
          <table:table-cell table:formula="of:=IF([.$B$5]*[.B69]+0.5&lt;=0;0;IF([.$B$5]*[.B69]+0.5&gt;1;1;[.$B$5]*[.B6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69]+0.1" office:value-type="float" office:value="1" calcext:value-type="float">
            <text:p>1</text:p>
          </table:table-cell>
          <table:table-cell table:formula="of:=1/(1+POWER([.$B$3]; -[.B70]/[.$B$2]))" office:value-type="float" office:value="0.999954602131298" calcext:value-type="float">
            <text:p>0,999954602131298</text:p>
          </table:table-cell>
          <table:table-cell table:formula="of:=([.C70]-[.C69])/[.$B$4]" office:value-type="float" office:value="0.000337562481974839" calcext:value-type="float">
            <text:p>0,000337562481975</text:p>
          </table:table-cell>
          <table:table-cell table:formula="of:=IF([.$B$5]*[.B70]+0.5&lt;=0;0;IF([.$B$5]*[.B70]+0.5&gt;1;1;[.$B$5]*[.B7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0]+0.1" office:value-type="float" office:value="1.1" calcext:value-type="float">
            <text:p>1,1</text:p>
          </table:table-cell>
          <table:table-cell table:formula="of:=1/(1+POWER([.$B$3]; -[.B71]/[.$B$2]))" office:value-type="float" office:value="0.999983298578152" calcext:value-type="float">
            <text:p>0,999983298578152</text:p>
          </table:table-cell>
          <table:table-cell table:formula="of:=([.C71]-[.C70])/[.$B$4]" office:value-type="float" office:value="0.000124195548265658" calcext:value-type="float">
            <text:p>0,000124195548266</text:p>
          </table:table-cell>
          <table:table-cell table:formula="of:=IF([.$B$5]*[.B71]+0.5&lt;=0;0;IF([.$B$5]*[.B71]+0.5&gt;1;1;[.$B$5]*[.B7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1]+0.1" office:value-type="float" office:value="1.2" calcext:value-type="float">
            <text:p>1,2</text:p>
          </table:table-cell>
          <table:table-cell table:formula="of:=1/(1+POWER([.$B$3]; -[.B72]/[.$B$2]))" office:value-type="float" office:value="0.999993855825398" calcext:value-type="float">
            <text:p>0,999993855825398</text:p>
          </table:table-cell>
          <table:table-cell table:formula="of:=([.C72]-[.C71])/[.$B$4]" office:value-type="float" office:value="0.0000456907824342303" calcext:value-type="float">
            <text:p>4,56907824342303E-05</text:p>
          </table:table-cell>
          <table:table-cell table:formula="of:=IF([.$B$5]*[.B72]+0.5&lt;=0;0;IF([.$B$5]*[.B72]+0.5&gt;1;1;[.$B$5]*[.B7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2]+0.1" office:value-type="float" office:value="1.3" calcext:value-type="float">
            <text:p>1,3</text:p>
          </table:table-cell>
          <table:table-cell table:formula="of:=1/(1+POWER([.$B$3]; -[.B73]/[.$B$2]))" office:value-type="float" office:value="0.999997739675702" calcext:value-type="float">
            <text:p>0,999997739675702</text:p>
          </table:table-cell>
          <table:table-cell table:formula="of:=([.C73]-[.C72])/[.$B$4]" office:value-type="float" office:value="0.0000168089422486797" calcext:value-type="float">
            <text:p>1,68089422486797E-05</text:p>
          </table:table-cell>
          <table:table-cell table:formula="of:=IF([.$B$5]*[.B73]+0.5&lt;=0;0;IF([.$B$5]*[.B73]+0.5&gt;1;1;[.$B$5]*[.B7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3]+0.1" office:value-type="float" office:value="1.4" calcext:value-type="float">
            <text:p>1,4</text:p>
          </table:table-cell>
          <table:table-cell table:formula="of:=1/(1+POWER([.$B$3]; -[.B74]/[.$B$2]))" office:value-type="float" office:value="0.999999168471972" calcext:value-type="float">
            <text:p>0,999999168471972</text:p>
          </table:table-cell>
          <table:table-cell table:formula="of:=([.C74]-[.C73])/[.$B$4]" office:value-type="float" office:value="0.00000618369713281401" calcext:value-type="float">
            <text:p>6,18369713281401E-06</text:p>
          </table:table-cell>
          <table:table-cell table:formula="of:=IF([.$B$5]*[.B74]+0.5&lt;=0;0;IF([.$B$5]*[.B74]+0.5&gt;1;1;[.$B$5]*[.B7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4]+0.1" office:value-type="float" office:value="1.5" calcext:value-type="float">
            <text:p>1,5</text:p>
          </table:table-cell>
          <table:table-cell table:formula="of:=1/(1+POWER([.$B$3]; -[.B75]/[.$B$2]))" office:value-type="float" office:value="0.999999694097773" calcext:value-type="float">
            <text:p>0,999999694097773</text:p>
          </table:table-cell>
          <table:table-cell table:formula="of:=([.C75]-[.C74])/[.$B$4]" office:value-type="float" office:value="0.000002274859491866" calcext:value-type="float">
            <text:p>2,274859491866E-06</text:p>
          </table:table-cell>
          <table:table-cell table:formula="of:=IF([.$B$5]*[.B75]+0.5&lt;=0;0;IF([.$B$5]*[.B75]+0.5&gt;1;1;[.$B$5]*[.B7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5]+0.1" office:value-type="float" office:value="1.6" calcext:value-type="float">
            <text:p>1,6</text:p>
          </table:table-cell>
          <table:table-cell table:formula="of:=1/(1+POWER([.$B$3]; -[.B76]/[.$B$2]))" office:value-type="float" office:value="0.999999887464838" calcext:value-type="float">
            <text:p>0,999999887464838</text:p>
          </table:table-cell>
          <table:table-cell table:formula="of:=([.C76]-[.C75])/[.$B$4]" office:value-type="float" office:value="0.000000836874640457837" calcext:value-type="float">
            <text:p>8,36874640457837E-07</text:p>
          </table:table-cell>
          <table:table-cell table:formula="of:=IF([.$B$5]*[.B76]+0.5&lt;=0;0;IF([.$B$5]*[.B76]+0.5&gt;1;1;[.$B$5]*[.B7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6]+0.1" office:value-type="float" office:value="1.7" calcext:value-type="float">
            <text:p>1,7</text:p>
          </table:table-cell>
          <table:table-cell table:formula="of:=1/(1+POWER([.$B$3]; -[.B77]/[.$B$2]))" office:value-type="float" office:value="0.999999958600624" calcext:value-type="float">
            <text:p>0,999999958600624</text:p>
          </table:table-cell>
          <table:table-cell table:formula="of:=([.C77]-[.C76])/[.$B$4]" office:value-type="float" office:value="0.000000307869056000103" calcext:value-type="float">
            <text:p>3,07869056000103E-07</text:p>
          </table:table-cell>
          <table:table-cell table:formula="of:=IF([.$B$5]*[.B77]+0.5&lt;=0;0;IF([.$B$5]*[.B77]+0.5&gt;1;1;[.$B$5]*[.B7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7]+0.1" office:value-type="float" office:value="1.8" calcext:value-type="float">
            <text:p>1,8</text:p>
          </table:table-cell>
          <table:table-cell table:formula="of:=1/(1+POWER([.$B$3]; -[.B78]/[.$B$2]))" office:value-type="float" office:value="0.99999998477002" calcext:value-type="float">
            <text:p>0,99999998477002</text:p>
          </table:table-cell>
          <table:table-cell table:formula="of:=([.C78]-[.C77])/[.$B$4]" office:value-type="float" office:value="0.000000113258708028632" calcext:value-type="float">
            <text:p>1,13258708028632E-07</text:p>
          </table:table-cell>
          <table:table-cell table:formula="of:=IF([.$B$5]*[.B78]+0.5&lt;=0;0;IF([.$B$5]*[.B78]+0.5&gt;1;1;[.$B$5]*[.B7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8]+0.1" office:value-type="float" office:value="1.9" calcext:value-type="float">
            <text:p>1,9</text:p>
          </table:table-cell>
          <table:table-cell table:formula="of:=1/(1+POWER([.$B$3]; -[.B79]/[.$B$2]))" office:value-type="float" office:value="0.999999994397204" calcext:value-type="float">
            <text:p>0,999999994397204</text:p>
          </table:table-cell>
          <table:table-cell table:formula="of:=([.C79]-[.C78])/[.$B$4]" office:value-type="float" office:value="0.000000041665551254729" calcext:value-type="float">
            <text:p>4,1665551254729E-08</text:p>
          </table:table-cell>
          <table:table-cell table:formula="of:=IF([.$B$5]*[.B79]+0.5&lt;=0;0;IF([.$B$5]*[.B79]+0.5&gt;1;1;[.$B$5]*[.B7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79]+0.1" office:value-type="float" office:value="2" calcext:value-type="float">
            <text:p>2</text:p>
          </table:table-cell>
          <table:table-cell table:formula="of:=1/(1+POWER([.$B$3]; -[.B80]/[.$B$2]))" office:value-type="float" office:value="0.999999997938846" calcext:value-type="float">
            <text:p>0,999999997938846</text:p>
          </table:table-cell>
          <table:table-cell table:formula="of:=([.C80]-[.C79])/[.$B$4]" office:value-type="float" office:value="0.0000000153278998678288" calcext:value-type="float">
            <text:p>1,53278998678288E-08</text:p>
          </table:table-cell>
          <table:table-cell table:formula="of:=IF([.$B$5]*[.B80]+0.5&lt;=0;0;IF([.$B$5]*[.B80]+0.5&gt;1;1;[.$B$5]*[.B8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0]+0.1" office:value-type="float" office:value="2.1" calcext:value-type="float">
            <text:p>2,1</text:p>
          </table:table-cell>
          <table:table-cell table:formula="of:=1/(1+POWER([.$B$3]; -[.B81]/[.$B$2]))" office:value-type="float" office:value="0.999999999241744" calcext:value-type="float">
            <text:p>0,999999999241744</text:p>
          </table:table-cell>
          <table:table-cell table:formula="of:=([.C81]-[.C80])/[.$B$4]" office:value-type="float" office:value="0.00000000563881927837221" calcext:value-type="float">
            <text:p>5,63881927837221E-09</text:p>
          </table:table-cell>
          <table:table-cell table:formula="of:=IF([.$B$5]*[.B81]+0.5&lt;=0;0;IF([.$B$5]*[.B81]+0.5&gt;1;1;[.$B$5]*[.B8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1]+0.1" office:value-type="float" office:value="2.2" calcext:value-type="float">
            <text:p>2,2</text:p>
          </table:table-cell>
          <table:table-cell table:formula="of:=1/(1+POWER([.$B$3]; -[.B82]/[.$B$2]))" office:value-type="float" office:value="0.999999999721053" calcext:value-type="float">
            <text:p>0,999999999721053</text:p>
          </table:table-cell>
          <table:table-cell table:formula="of:=([.C82]-[.C81])/[.$B$4]" office:value-type="float" office:value="0.00000000207440581428044" calcext:value-type="float">
            <text:p>2,07440581428044E-09</text:p>
          </table:table-cell>
          <table:table-cell table:formula="of:=IF([.$B$5]*[.B82]+0.5&lt;=0;0;IF([.$B$5]*[.B82]+0.5&gt;1;1;[.$B$5]*[.B8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2]+0.1" office:value-type="float" office:value="2.3" calcext:value-type="float">
            <text:p>2,3</text:p>
          </table:table-cell>
          <table:table-cell table:formula="of:=1/(1+POWER([.$B$3]; -[.B83]/[.$B$2]))" office:value-type="float" office:value="0.999999999897381" calcext:value-type="float">
            <text:p>0,999999999897381</text:p>
          </table:table-cell>
          <table:table-cell table:formula="of:=([.C83]-[.C82])/[.$B$4]" office:value-type="float" office:value="0.000000000763131428865824" calcext:value-type="float">
            <text:p>7,63131428865824E-10</text:p>
          </table:table-cell>
          <table:table-cell table:formula="of:=IF([.$B$5]*[.B83]+0.5&lt;=0;0;IF([.$B$5]*[.B83]+0.5&gt;1;1;[.$B$5]*[.B8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3]+0.1" office:value-type="float" office:value="2.4" calcext:value-type="float">
            <text:p>2,4</text:p>
          </table:table-cell>
          <table:table-cell table:formula="of:=1/(1+POWER([.$B$3]; -[.B84]/[.$B$2]))" office:value-type="float" office:value="0.999999999962249" calcext:value-type="float">
            <text:p>0,999999999962249</text:p>
          </table:table-cell>
          <table:table-cell table:formula="of:=([.C84]-[.C83])/[.$B$4]" office:value-type="float" office:value="0.000000000280740257010135" calcext:value-type="float">
            <text:p>2,80740257010135E-10</text:p>
          </table:table-cell>
          <table:table-cell table:formula="of:=IF([.$B$5]*[.B84]+0.5&lt;=0;0;IF([.$B$5]*[.B84]+0.5&gt;1;1;[.$B$5]*[.B8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4]+0.1" office:value-type="float" office:value="2.5" calcext:value-type="float">
            <text:p>2,5</text:p>
          </table:table-cell>
          <table:table-cell table:formula="of:=1/(1+POWER([.$B$3]; -[.B85]/[.$B$2]))" office:value-type="float" office:value="0.999999999986112" calcext:value-type="float">
            <text:p>0,999999999986112</text:p>
          </table:table-cell>
          <table:table-cell table:formula="of:=([.C85]-[.C84])/[.$B$4]" office:value-type="float" office:value="0.000000000103278380215913" calcext:value-type="float">
            <text:p>1,03278380215913E-10</text:p>
          </table:table-cell>
          <table:table-cell table:formula="of:=IF([.$B$5]*[.B85]+0.5&lt;=0;0;IF([.$B$5]*[.B85]+0.5&gt;1;1;[.$B$5]*[.B8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5]+0.1" office:value-type="float" office:value="2.6" calcext:value-type="float">
            <text:p>2,6</text:p>
          </table:table-cell>
          <table:table-cell table:formula="of:=1/(1+POWER([.$B$3]; -[.B86]/[.$B$2]))" office:value-type="float" office:value="0.999999999994891" calcext:value-type="float">
            <text:p>0,999999999994891</text:p>
          </table:table-cell>
          <table:table-cell table:formula="of:=([.C86]-[.C85])/[.$B$4]" office:value-type="float" office:value="0.0000000000379945968549335" calcext:value-type="float">
            <text:p>3,79945968549335E-11</text:p>
          </table:table-cell>
          <table:table-cell table:formula="of:=IF([.$B$5]*[.B86]+0.5&lt;=0;0;IF([.$B$5]*[.B86]+0.5&gt;1;1;[.$B$5]*[.B8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6]+0.1" office:value-type="float" office:value="2.7" calcext:value-type="float">
            <text:p>2,7</text:p>
          </table:table-cell>
          <table:table-cell table:formula="of:=1/(1+POWER([.$B$3]; -[.B87]/[.$B$2]))" office:value-type="float" office:value="0.99999999999812" calcext:value-type="float">
            <text:p>0,99999999999812</text:p>
          </table:table-cell>
          <table:table-cell table:formula="of:=([.C87]-[.C86])/[.$B$4]" office:value-type="float" office:value="0.0000000000139766147319764" calcext:value-type="float">
            <text:p>1,39766147319764E-11</text:p>
          </table:table-cell>
          <table:table-cell table:formula="of:=IF([.$B$5]*[.B87]+0.5&lt;=0;0;IF([.$B$5]*[.B87]+0.5&gt;1;1;[.$B$5]*[.B8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7]+0.1" office:value-type="float" office:value="2.8" calcext:value-type="float">
            <text:p>2,8</text:p>
          </table:table-cell>
          <table:table-cell table:formula="of:=1/(1+POWER([.$B$3]; -[.B88]/[.$B$2]))" office:value-type="float" office:value="0.999999999999308" calcext:value-type="float">
            <text:p>0,999999999999308</text:p>
          </table:table-cell>
          <table:table-cell table:formula="of:=([.C88]-[.C87])/[.$B$4]" office:value-type="float" office:value="0.00000000000514224872324023" calcext:value-type="float">
            <text:p>5,14224872324023E-12</text:p>
          </table:table-cell>
          <table:table-cell table:formula="of:=IF([.$B$5]*[.B88]+0.5&lt;=0;0;IF([.$B$5]*[.B88]+0.5&gt;1;1;[.$B$5]*[.B8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8]+0.1" office:value-type="float" office:value="2.9" calcext:value-type="float">
            <text:p>2,9</text:p>
          </table:table-cell>
          <table:table-cell table:formula="of:=1/(1+POWER([.$B$3]; -[.B89]/[.$B$2]))" office:value-type="float" office:value="0.999999999999745" calcext:value-type="float">
            <text:p>0,999999999999745</text:p>
          </table:table-cell>
          <table:table-cell table:formula="of:=([.C89]-[.C88])/[.$B$4]" office:value-type="float" office:value="0.00000000000189122509574599" calcext:value-type="float">
            <text:p>1,89122509574599E-12</text:p>
          </table:table-cell>
          <table:table-cell table:formula="of:=IF([.$B$5]*[.B89]+0.5&lt;=0;0;IF([.$B$5]*[.B89]+0.5&gt;1;1;[.$B$5]*[.B8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9]+0.1" office:value-type="float" office:value="3" calcext:value-type="float">
            <text:p>3</text:p>
          </table:table-cell>
          <table:table-cell table:formula="of:=1/(1+POWER([.$B$3]; -[.B90]/[.$B$2]))" office:value-type="float" office:value="0.999999999999906" calcext:value-type="float">
            <text:p>0,999999999999906</text:p>
          </table:table-cell>
          <table:table-cell table:formula="of:=([.C90]-[.C89])/[.$B$4]" office:value-type="float" office:value="0.000000000000696716562203171" calcext:value-type="float">
            <text:p>6,96716562203171E-13</text:p>
          </table:table-cell>
          <table:table-cell table:formula="of:=IF([.$B$5]*[.B90]+0.5&lt;=0;0;IF([.$B$5]*[.B90]+0.5&gt;1;1;[.$B$5]*[.B9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0]+0.1" office:value-type="float" office:value="3.1" calcext:value-type="float">
            <text:p>3,1</text:p>
          </table:table-cell>
          <table:table-cell table:formula="of:=1/(1+POWER([.$B$3]; -[.B91]/[.$B$2]))" office:value-type="float" office:value="0.999999999999966" calcext:value-type="float">
            <text:p>0,999999999999966</text:p>
          </table:table-cell>
          <table:table-cell table:formula="of:=([.C91]-[.C90])/[.$B$4]" office:value-type="float" office:value="0.000000000000255622904201439" calcext:value-type="float">
            <text:p>2,55622904201439E-13</text:p>
          </table:table-cell>
          <table:table-cell table:formula="of:=IF([.$B$5]*[.B91]+0.5&lt;=0;0;IF([.$B$5]*[.B91]+0.5&gt;1;1;[.$B$5]*[.B9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1]+0.1" office:value-type="float" office:value="3.2" calcext:value-type="float">
            <text:p>3,2</text:p>
          </table:table-cell>
          <table:table-cell table:formula="of:=1/(1+POWER([.$B$3]; -[.B92]/[.$B$2]))" office:value-type="float" office:value="0.999999999999987" calcext:value-type="float">
            <text:p>0,999999999999987</text:p>
          </table:table-cell>
          <table:table-cell table:formula="of:=([.C92]-[.C91])/[.$B$4]" office:value-type="float" office:value="0.0000000000000941768594426355" calcext:value-type="float">
            <text:p>9,41768594426355E-14</text:p>
          </table:table-cell>
          <table:table-cell table:formula="of:=IF([.$B$5]*[.B92]+0.5&lt;=0;0;IF([.$B$5]*[.B92]+0.5&gt;1;1;[.$B$5]*[.B9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2]+0.1" office:value-type="float" office:value="3.3" calcext:value-type="float">
            <text:p>3,3</text:p>
          </table:table-cell>
          <table:table-cell table:formula="of:=1/(1+POWER([.$B$3]; -[.B93]/[.$B$2]))" office:value-type="float" office:value="0.999999999999995" calcext:value-type="float">
            <text:p>0,999999999999995</text:p>
          </table:table-cell>
          <table:table-cell table:formula="of:=([.C93]-[.C92])/[.$B$4]" office:value-type="float" office:value="0.0000000000000345955810197437" calcext:value-type="float">
            <text:p>3,45955810197437E-14</text:p>
          </table:table-cell>
          <table:table-cell table:formula="of:=IF([.$B$5]*[.B93]+0.5&lt;=0;0;IF([.$B$5]*[.B93]+0.5&gt;1;1;[.$B$5]*[.B9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3]+0.1" office:value-type="float" office:value="3.4" calcext:value-type="float">
            <text:p>3,4</text:p>
          </table:table-cell>
          <table:table-cell table:formula="of:=1/(1+POWER([.$B$3]; -[.B94]/[.$B$2]))" office:value-type="float" office:value="0.999999999999998" calcext:value-type="float">
            <text:p>0,999999999999998</text:p>
          </table:table-cell>
          <table:table-cell table:formula="of:=([.C94]-[.C93])/[.$B$4]" office:value-type="float" office:value="0" calcext:value-type="float">
            <text:p>0</text:p>
          </table:table-cell>
          <table:table-cell table:formula="of:=IF([.$B$5]*[.B94]+0.5&lt;=0;0;IF([.$B$5]*[.B94]+0.5&gt;1;1;[.$B$5]*[.B9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4]+0.1" office:value-type="float" office:value="3.5" calcext:value-type="float">
            <text:p>3,5</text:p>
          </table:table-cell>
          <table:table-cell table:formula="of:=1/(1+POWER([.$B$3]; -[.B95]/[.$B$2]))" office:value-type="float" office:value="1" calcext:value-type="float">
            <text:p>1</text:p>
          </table:table-cell>
          <table:table-cell table:formula="of:=([.C95]-[.C94])/[.$B$4]" office:value-type="float" office:value="0" calcext:value-type="float">
            <text:p>0</text:p>
          </table:table-cell>
          <table:table-cell table:formula="of:=IF([.$B$5]*[.B95]+0.5&lt;=0;0;IF([.$B$5]*[.B95]+0.5&gt;1;1;[.$B$5]*[.B9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5]+0.1" office:value-type="float" office:value="3.6" calcext:value-type="float">
            <text:p>3,6</text:p>
          </table:table-cell>
          <table:table-cell table:formula="of:=1/(1+POWER([.$B$3]; -[.B96]/[.$B$2]))" office:value-type="float" office:value="1" calcext:value-type="float">
            <text:p>1</text:p>
          </table:table-cell>
          <table:table-cell table:formula="of:=([.C96]-[.C95])/[.$B$4]" office:value-type="float" office:value="0" calcext:value-type="float">
            <text:p>0</text:p>
          </table:table-cell>
          <table:table-cell table:formula="of:=IF([.$B$5]*[.B96]+0.5&lt;=0;0;IF([.$B$5]*[.B96]+0.5&gt;1;1;[.$B$5]*[.B9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6]+0.1" office:value-type="float" office:value="3.7" calcext:value-type="float">
            <text:p>3,7</text:p>
          </table:table-cell>
          <table:table-cell table:formula="of:=1/(1+POWER([.$B$3]; -[.B97]/[.$B$2]))" office:value-type="float" office:value="1" calcext:value-type="float">
            <text:p>1</text:p>
          </table:table-cell>
          <table:table-cell table:formula="of:=([.C97]-[.C96])/[.$B$4]" office:value-type="float" office:value="0" calcext:value-type="float">
            <text:p>0</text:p>
          </table:table-cell>
          <table:table-cell table:formula="of:=IF([.$B$5]*[.B97]+0.5&lt;=0;0;IF([.$B$5]*[.B97]+0.5&gt;1;1;[.$B$5]*[.B9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7]+0.1" office:value-type="float" office:value="3.8" calcext:value-type="float">
            <text:p>3,8</text:p>
          </table:table-cell>
          <table:table-cell table:formula="of:=1/(1+POWER([.$B$3]; -[.B98]/[.$B$2]))" office:value-type="float" office:value="1" calcext:value-type="float">
            <text:p>1</text:p>
          </table:table-cell>
          <table:table-cell table:formula="of:=([.C98]-[.C97])/[.$B$4]" office:value-type="float" office:value="0" calcext:value-type="float">
            <text:p>0</text:p>
          </table:table-cell>
          <table:table-cell table:formula="of:=IF([.$B$5]*[.B98]+0.5&lt;=0;0;IF([.$B$5]*[.B98]+0.5&gt;1;1;[.$B$5]*[.B9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8]+0.1" office:value-type="float" office:value="3.9" calcext:value-type="float">
            <text:p>3,9</text:p>
          </table:table-cell>
          <table:table-cell table:formula="of:=1/(1+POWER([.$B$3]; -[.B99]/[.$B$2]))" office:value-type="float" office:value="1" calcext:value-type="float">
            <text:p>1</text:p>
          </table:table-cell>
          <table:table-cell table:formula="of:=([.C99]-[.C98])/[.$B$4]" office:value-type="float" office:value="0" calcext:value-type="float">
            <text:p>0</text:p>
          </table:table-cell>
          <table:table-cell table:formula="of:=IF([.$B$5]*[.B99]+0.5&lt;=0;0;IF([.$B$5]*[.B99]+0.5&gt;1;1;[.$B$5]*[.B9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9]+0.1" office:value-type="float" office:value="4" calcext:value-type="float">
            <text:p>4</text:p>
          </table:table-cell>
          <table:table-cell table:formula="of:=1/(1+POWER([.$B$3]; -[.B100]/[.$B$2]))" office:value-type="float" office:value="1" calcext:value-type="float">
            <text:p>1</text:p>
          </table:table-cell>
          <table:table-cell table:formula="of:=([.C100]-[.C99])/[.$B$4]" office:value-type="float" office:value="0" calcext:value-type="float">
            <text:p>0</text:p>
          </table:table-cell>
          <table:table-cell table:formula="of:=IF([.$B$5]*[.B100]+0.5&lt;=0;0;IF([.$B$5]*[.B100]+0.5&gt;1;1;[.$B$5]*[.B10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0]+0.1" office:value-type="float" office:value="4.1" calcext:value-type="float">
            <text:p>4,1</text:p>
          </table:table-cell>
          <table:table-cell table:formula="of:=1/(1+POWER([.$B$3]; -[.B101]/[.$B$2]))" office:value-type="float" office:value="1" calcext:value-type="float">
            <text:p>1</text:p>
          </table:table-cell>
          <table:table-cell table:formula="of:=([.C101]-[.C100])/[.$B$4]" office:value-type="float" office:value="0" calcext:value-type="float">
            <text:p>0</text:p>
          </table:table-cell>
          <table:table-cell table:formula="of:=IF([.$B$5]*[.B101]+0.5&lt;=0;0;IF([.$B$5]*[.B101]+0.5&gt;1;1;[.$B$5]*[.B10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1]+0.1" office:value-type="float" office:value="4.2" calcext:value-type="float">
            <text:p>4,2</text:p>
          </table:table-cell>
          <table:table-cell table:formula="of:=1/(1+POWER([.$B$3]; -[.B102]/[.$B$2]))" office:value-type="float" office:value="1" calcext:value-type="float">
            <text:p>1</text:p>
          </table:table-cell>
          <table:table-cell table:formula="of:=([.C102]-[.C101])/[.$B$4]" office:value-type="float" office:value="0" calcext:value-type="float">
            <text:p>0</text:p>
          </table:table-cell>
          <table:table-cell table:formula="of:=IF([.$B$5]*[.B102]+0.5&lt;=0;0;IF([.$B$5]*[.B102]+0.5&gt;1;1;[.$B$5]*[.B10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2]+0.1" office:value-type="float" office:value="4.3" calcext:value-type="float">
            <text:p>4,3</text:p>
          </table:table-cell>
          <table:table-cell table:formula="of:=1/(1+POWER([.$B$3]; -[.B103]/[.$B$2]))" office:value-type="float" office:value="1" calcext:value-type="float">
            <text:p>1</text:p>
          </table:table-cell>
          <table:table-cell table:formula="of:=([.C103]-[.C102])/[.$B$4]" office:value-type="float" office:value="0" calcext:value-type="float">
            <text:p>0</text:p>
          </table:table-cell>
          <table:table-cell table:formula="of:=IF([.$B$5]*[.B103]+0.5&lt;=0;0;IF([.$B$5]*[.B103]+0.5&gt;1;1;[.$B$5]*[.B10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3]+0.1" office:value-type="float" office:value="4.4" calcext:value-type="float">
            <text:p>4,4</text:p>
          </table:table-cell>
          <table:table-cell table:formula="of:=1/(1+POWER([.$B$3]; -[.B104]/[.$B$2]))" office:value-type="float" office:value="1" calcext:value-type="float">
            <text:p>1</text:p>
          </table:table-cell>
          <table:table-cell table:formula="of:=([.C104]-[.C103])/[.$B$4]" office:value-type="float" office:value="0" calcext:value-type="float">
            <text:p>0</text:p>
          </table:table-cell>
          <table:table-cell table:formula="of:=IF([.$B$5]*[.B104]+0.5&lt;=0;0;IF([.$B$5]*[.B104]+0.5&gt;1;1;[.$B$5]*[.B10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4]+0.1" office:value-type="float" office:value="4.5" calcext:value-type="float">
            <text:p>4,5</text:p>
          </table:table-cell>
          <table:table-cell table:formula="of:=1/(1+POWER([.$B$3]; -[.B105]/[.$B$2]))" office:value-type="float" office:value="1" calcext:value-type="float">
            <text:p>1</text:p>
          </table:table-cell>
          <table:table-cell table:formula="of:=([.C105]-[.C104])/[.$B$4]" office:value-type="float" office:value="0" calcext:value-type="float">
            <text:p>0</text:p>
          </table:table-cell>
          <table:table-cell table:formula="of:=IF([.$B$5]*[.B105]+0.5&lt;=0;0;IF([.$B$5]*[.B105]+0.5&gt;1;1;[.$B$5]*[.B10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5]+0.1" office:value-type="float" office:value="4.6" calcext:value-type="float">
            <text:p>4,6</text:p>
          </table:table-cell>
          <table:table-cell table:formula="of:=1/(1+POWER([.$B$3]; -[.B106]/[.$B$2]))" office:value-type="float" office:value="1" calcext:value-type="float">
            <text:p>1</text:p>
          </table:table-cell>
          <table:table-cell table:formula="of:=([.C106]-[.C105])/[.$B$4]" office:value-type="float" office:value="0" calcext:value-type="float">
            <text:p>0</text:p>
          </table:table-cell>
          <table:table-cell table:formula="of:=IF([.$B$5]*[.B106]+0.5&lt;=0;0;IF([.$B$5]*[.B106]+0.5&gt;1;1;[.$B$5]*[.B10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6]+0.1" office:value-type="float" office:value="4.7" calcext:value-type="float">
            <text:p>4,7</text:p>
          </table:table-cell>
          <table:table-cell table:formula="of:=1/(1+POWER([.$B$3]; -[.B107]/[.$B$2]))" office:value-type="float" office:value="1" calcext:value-type="float">
            <text:p>1</text:p>
          </table:table-cell>
          <table:table-cell table:formula="of:=([.C107]-[.C106])/[.$B$4]" office:value-type="float" office:value="0" calcext:value-type="float">
            <text:p>0</text:p>
          </table:table-cell>
          <table:table-cell table:formula="of:=IF([.$B$5]*[.B107]+0.5&lt;=0;0;IF([.$B$5]*[.B107]+0.5&gt;1;1;[.$B$5]*[.B10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7]+0.1" office:value-type="float" office:value="4.8" calcext:value-type="float">
            <text:p>4,8</text:p>
          </table:table-cell>
          <table:table-cell table:formula="of:=1/(1+POWER([.$B$3]; -[.B108]/[.$B$2]))" office:value-type="float" office:value="1" calcext:value-type="float">
            <text:p>1</text:p>
          </table:table-cell>
          <table:table-cell table:formula="of:=([.C108]-[.C107])/[.$B$4]" office:value-type="float" office:value="0" calcext:value-type="float">
            <text:p>0</text:p>
          </table:table-cell>
          <table:table-cell table:formula="of:=IF([.$B$5]*[.B108]+0.5&lt;=0;0;IF([.$B$5]*[.B108]+0.5&gt;1;1;[.$B$5]*[.B10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8]+0.1" office:value-type="float" office:value="4.9" calcext:value-type="float">
            <text:p>4,9</text:p>
          </table:table-cell>
          <table:table-cell table:formula="of:=1/(1+POWER([.$B$3]; -[.B109]/[.$B$2]))" office:value-type="float" office:value="1" calcext:value-type="float">
            <text:p>1</text:p>
          </table:table-cell>
          <table:table-cell table:formula="of:=([.C109]-[.C108])/[.$B$4]" office:value-type="float" office:value="0" calcext:value-type="float">
            <text:p>0</text:p>
          </table:table-cell>
          <table:table-cell table:formula="of:=IF([.$B$5]*[.B109]+0.5&lt;=0;0;IF([.$B$5]*[.B109]+0.5&gt;1;1;[.$B$5]*[.B10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9]+0.1" office:value-type="float" office:value="5" calcext:value-type="float">
            <text:p>5</text:p>
          </table:table-cell>
          <table:table-cell table:formula="of:=1/(1+POWER([.$B$3]; -[.B110]/[.$B$2]))" office:value-type="float" office:value="1" calcext:value-type="float">
            <text:p>1</text:p>
          </table:table-cell>
          <table:table-cell table:formula="of:=([.C110]-[.C109])/[.$B$4]" office:value-type="float" office:value="0" calcext:value-type="float">
            <text:p>0</text:p>
          </table:table-cell>
          <table:table-cell table:formula="of:=IF([.$B$5]*[.B110]+0.5&lt;=0;0;IF([.$B$5]*[.B110]+0.5&gt;1;1;[.$B$5]*[.B110]+0.5)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'XOR 2'.K40:'XOR 2'.K40" table:contains-header="false" table:orientation="column"/>
        <table:database-range table:name="__Anonymous_DB__2" table:target-range-address="'XOR 2'.H8:'XOR 2'.H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 30" svg:d="M10 0l-10 30h20z"/>
    <draw:marker draw:name="Linienspitzen_20_3" draw:display-name="Linienspitzen 3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4" draw:display-name="Linienspitzen 4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5" draw:display-name="Linienspitzen 5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23:22:06.3652832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3:20:02.501443152</meta:creation-date>
    <dc:date>2019-11-23T14:28:28.419328203</dc:date>
    <meta:editing-duration>P16DT12H59M14S</meta:editing-duration>
    <meta:editing-cycles>7</meta:editing-cycles>
    <meta:generator>LibreOffice/6.0.7.3$Linux_X86_64 LibreOffice_project/00m0$Build-3</meta:generator>
    <meta:document-statistic meta:table-count="5" meta:cell-count="7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087cm" svg:height="9.005cm" xlink:href=".." xlink:type="simple" chart:class="chart:scatter" chart:style-name="ch1">
        <chart:legend chart:legend-position="end" svg:x="31.552cm" svg:y="3.705cm" style:legend-expansion="high" chart:style-name="ch2"/>
        <chart:plot-area chart:style-name="ch3" table:cell-range-address="Logistic.B9:Logistic.E110" chart:data-source-has-labels="row" svg:x="0.681cm" svg:y="0.18cm" svg:width="30.19cm" svg:height="8.645cm">
          <chartooo:coordinate-region svg:x="0.827cm" svg:y="0.379cm" svg:width="29.9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istic.C10:Logistic.C110" chart:label-cell-address="Logistic.C9:Logistic.C9" chart:class="chart:scatter">
            <chart:domain table:cell-range-address="Logistic.B10:Logistic.B110"/>
            <chart:data-point chart:repeated="101"/>
          </chart:series>
          <chart:series chart:style-name="ch8" chart:values-cell-range-address="Logistic.D10:Logistic.D110" chart:label-cell-address="Logistic.D9:Logistic.D9" chart:class="chart:scatter">
            <chart:data-point chart:repeated="101"/>
          </chart:series>
          <chart:series chart:style-name="ch9" chart:values-cell-range-address="Logistic.E10:Logistic.E110" chart:label-cell-address="Logistic.E9:Logistic.E9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igmoid</text:p>
                <draw:g>
                  <svg:desc>Logistic.C9:Logistic.C9</svg:desc>
                </draw:g>
              </table:table-cell>
              <table:table-cell office:value-type="string">
                <text:p>gauss</text:p>
                <draw:g>
                  <svg:desc>Logistic.D9:Logistic.D9</svg:desc>
                </draw:g>
              </table:table-cell>
              <table:table-cell office:value-type="string">
                <text:p>simple</text:p>
                <draw:g>
                  <svg:desc>Logistic.E9:Logist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Logistic.B10:Logistic.B110</svg:desc>
                </draw:g>
              </table:table-cell>
              <table:table-cell office:value-type="float" office:value="1.9287498479641E-022">
                <text:p>1.9287498479641E-022</text:p>
                <draw:g>
                  <svg:desc>Logistic.C10:Logistic.C110</svg:desc>
                </draw:g>
              </table:table-cell>
              <table:table-cell office:value-type="float" office:value="NaN">
                <text:p>NaN</text:p>
                <draw:g>
                  <svg:desc>Logistic.D10:Logistic.D110</svg:desc>
                </draw:g>
              </table:table-cell>
              <table:table-cell office:value-type="float" office:value="0">
                <text:p>0</text:p>
                <draw:g>
                  <svg:desc>Logistic.E10:Logistic.E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5.24288566336394E-022">
                <text:p>5.24288566336394E-022</text:p>
              </table:table-cell>
              <table:table-cell office:value-type="float" office:value="1.43432710226561E-021">
                <text:p>1.43432710226561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1.42516408274105E-021">
                <text:p>1.42516408274105E-021</text:p>
              </table:table-cell>
              <table:table-cell office:value-type="float" office:value="3.89890529815487E-021">
                <text:p>3.89890529815487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3.8739976286875E-021">
                <text:p>3.8739976286875E-021</text:p>
              </table:table-cell>
              <table:table-cell office:value-type="float" office:value="1.05983234228571E-020">
                <text:p>1.05983234228571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1.05306173575546E-020">
                <text:p>1.05306173575546E-020</text:p>
              </table:table-cell>
              <table:table-cell office:value-type="float" office:value="2.8809229972484E-020">
                <text:p>2.8809229972484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2.86251858054959E-020">
                <text:p>2.86251858054959E-020</text:p>
              </table:table-cell>
              <table:table-cell office:value-type="float" office:value="7.8311606326101E-020">
                <text:p>7.8311606326101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7.78113224113426E-020">
                <text:p>7.78113224113426E-020</text:p>
              </table:table-cell>
              <table:table-cell office:value-type="float" office:value="2.12873016433676E-019">
                <text:p>2.12873016433676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2.1151310375912E-019">
                <text:p>2.1151310375912E-019</text:p>
              </table:table-cell>
              <table:table-cell office:value-type="float" office:value="5.78648852340927E-019">
                <text:p>5.78648852340927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5.74952226429384E-019">
                <text:p>5.74952226429384E-019</text:p>
              </table:table-cell>
              <table:table-cell office:value-type="float" office:value="1.572930660377E-018">
                <text:p>1.572930660377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1.56288218933506E-018">
                <text:p>1.56288218933506E-018</text:p>
              </table:table-cell>
              <table:table-cell office:value-type="float" office:value="4.2756688315289E-018">
                <text:p>4.2756688315289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4.24835425529175E-018">
                <text:p>4.24835425529175E-018</text:p>
              </table:table-cell>
              <table:table-cell office:value-type="float" office:value="1.16224728892536E-017">
                <text:p>1.16224728892536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1.15482241730162E-017">
                <text:p>1.15482241730162E-017</text:p>
              </table:table-cell>
              <table:table-cell office:value-type="float" office:value="3.15931568566159E-017">
                <text:p>3.15931568566159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3.13913279204816E-017">
                <text:p>3.13913279204816E-017</text:p>
              </table:table-cell>
              <table:table-cell office:value-type="float" office:value="8.58791041869962E-017">
                <text:p>8.58791041869962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8.53304762574441E-017">
                <text:p>8.53304762574441E-017</text:p>
              </table:table-cell>
              <table:table-cell office:value-type="float" office:value="2.33443608355851E-016">
                <text:p>2.33443608355851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2.31952283024366E-016">
                <text:p>2.31952283024366E-016</text:p>
              </table:table-cell>
              <table:table-cell office:value-type="float" office:value="6.3456551856362E-016">
                <text:p>6.3456551856362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6.30511676014722E-016">
                <text:p>6.30511676014722E-016</text:p>
              </table:table-cell>
              <table:table-cell office:value-type="float" office:value="1.72492791807818E-015">
                <text:p>1.7249279180781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1.71390843154207E-015">
                <text:p>1.71390843154207E-015</text:p>
              </table:table-cell>
              <table:table-cell office:value-type="float" office:value="4.68884021511358E-015">
                <text:p>4.6888402151135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4.65888614510353E-015">
                <text:p>4.65888614510353E-015</text:p>
              </table:table-cell>
              <table:table-cell office:value-type="float" office:value="0.0000000000000127455891532912">
                <text:p>0.0000000000000127455891532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000000000126641655490944">
                <text:p>0.0000000000000126641655490944</text:p>
              </table:table-cell>
              <table:table-cell office:value-type="float" office:value="0.0000000000000346461033883956">
                <text:p>0.000000000000034646103388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000000000344247710846997">
                <text:p>0.0000000000000344247710846997</text:p>
              </table:table-cell>
              <table:table-cell office:value-type="float" office:value="0.0000000000000941778732675868">
                <text:p>0.0000000000000941778732675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0000000000935762296883959">
                <text:p>0.0000000000000935762296883959</text:p>
              </table:table-cell>
              <table:table-cell office:value-type="float" office:value="0.000000000000256002001546178">
                <text:p>0.000000000000256002001546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000000000254366564737635">
                <text:p>0.000000000000254366564737635</text:p>
              </table:table-cell>
              <table:table-cell office:value-type="float" office:value="0.000000000000695885588851967">
                <text:p>0.00000000000069588558885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000000000691440010693561">
                <text:p>0.000000000000691440010693561</text:p>
              </table:table-cell>
              <table:table-cell office:value-type="float" office:value="0.00000000000189161315086169">
                <text:p>0.0000000000018916131508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0000000018795288165356">
                <text:p>0.0000000000018795288165356</text:p>
              </table:table-cell>
              <table:table-cell office:value-type="float" office:value="0.00000000000514193765445315">
                <text:p>0.0000000000051419376544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000000000510908902803736">
                <text:p>0.00000000000510908902803736</text:p>
              </table:table-cell>
              <table:table-cell office:value-type="float" office:value="0.0000000000139772356891075">
                <text:p>0.000000000013977235689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00000000138879438647715">
                <text:p>0.0000000000138879438647715</text:p>
              </table:table-cell>
              <table:table-cell office:value-type="float" office:value="0.0000000000379940657853339">
                <text:p>0.0000000000379940657853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00000000377513454413667">
                <text:p>0.0000000000377513454413667</text:p>
              </table:table-cell>
              <table:table-cell office:value-type="float" office:value="0.000000000103278578610179">
                <text:p>0.00000000010327857861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0000000102618796306491">
                <text:p>0.000000000102618796306491</text:p>
              </table:table-cell>
              <table:table-cell office:value-type="float" office:value="0.00000000028074028348022">
                <text:p>0.00000000028074028348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0000000278946809209088">
                <text:p>0.000000000278946809209088</text:p>
              </table:table-cell>
              <table:table-cell office:value-type="float" office:value="0.000000000763131210916656">
                <text:p>0.000000000763131210916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00000000758256042216254">
                <text:p>0.000000000758256042216254</text:p>
              </table:table-cell>
              <table:table-cell office:value-type="float" office:value="0.00000000207440570200463">
                <text:p>0.00000000207440570200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0000000206115361819024">
                <text:p>0.00000000206115361819024</text:p>
              </table:table-cell>
              <table:table-cell office:value-type="float" office:value="0.00000000563881931456147">
                <text:p>0.00000000563881931456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0000000560279640614606">
                <text:p>0.00000000560279640614606</text:p>
              </table:table-cell>
              <table:table-cell office:value-type="float" office:value="0.0000000153279000024798">
                <text:p>0.000000015327900002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000000152299795127606">
                <text:p>0.0000000152299795127606</text:p>
              </table:table-cell>
              <table:table-cell office:value-type="float" office:value="0.0000000416655514964915">
                <text:p>0.000000041665551496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00000041399375473944">
                <text:p>0.000000041399375473944</text:p>
              </table:table-cell>
              <table:table-cell office:value-type="float" office:value="0.000000113258707451363">
                <text:p>0.00000011325870745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00000112535162055097">
                <text:p>0.000000112535162055097</text:p>
              </table:table-cell>
              <table:table-cell office:value-type="float" office:value="0.00000030786905642254">
                <text:p>0.0000003078690564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000000305902226925629">
                <text:p>0.000000305902226925629</text:p>
              </table:table-cell>
              <table:table-cell office:value-type="float" office:value="0.000000836874640262428">
                <text:p>0.00000083687464026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000000831528027664143">
                <text:p>0.000000831528027664143</text:p>
              </table:table-cell>
              <table:table-cell office:value-type="float" office:value="0.00000227485949171445">
                <text:p>0.0000022748594917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0000022603242979036">
                <text:p>0.0000022603242979036</text:p>
              </table:table-cell>
              <table:table-cell office:value-type="float" office:value="0.00000618369713304349">
                <text:p>0.0000061836971330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00000614417460221479">
                <text:p>0.00000614417460221479</text:p>
              </table:table-cell>
              <table:table-cell office:value-type="float" office:value="0.0000168089422489282">
                <text:p>0.000016808942248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0000167014218480954">
                <text:p>0.0000167014218480954</text:p>
              </table:table-cell>
              <table:table-cell office:value-type="float" office:value="0.0000456907824348127">
                <text:p>0.0000456907824348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0000453978687024348">
                <text:p>0.0000453978687024348</text:p>
              </table:table-cell>
              <table:table-cell office:value-type="float" office:value="0.000124195548265236">
                <text:p>0.0001241955482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000123394575986233">
                <text:p>0.000123394575986233</text:p>
              </table:table-cell>
              <table:table-cell office:value-type="float" office:value="0.000337562481974298">
                <text:p>0.000337562481974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00033535013046648">
                <text:p>0.00033535013046648</text:p>
              </table:table-cell>
              <table:table-cell office:value-type="float" office:value="0.000917323891356803">
                <text:p>0.00091732389135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000911051194400649">
                <text:p>0.000911051194400649</text:p>
              </table:table-cell>
              <table:table-cell office:value-type="float" office:value="0.00249158056518664">
                <text:p>0.0024915805651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00247262315663478">
                <text:p>0.00247262315663478</text:p>
              </table:table-cell>
              <table:table-cell office:value-type="float" office:value="0.00675833795695023">
                <text:p>0.00675833795695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0.00669285092428485">
                <text:p>0.00669285092428485</text:p>
              </table:table-cell>
              <table:table-cell office:value-type="float" office:value="0.0182647525691221">
                <text:p>0.018264752569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1">
                <text:p>-0.400000000000001</text:p>
              </table:table-cell>
              <table:table-cell office:value-type="float" office:value="0.0179862099620915">
                <text:p>0.0179862099620915</text:p>
              </table:table-cell>
              <table:table-cell office:value-type="float" office:value="0.0488766056848761">
                <text:p>0.0488766056848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0474258731775666">
                <text:p>0.0474258731775666</text:p>
              </table:table-cell>
              <table:table-cell office:value-type="float" office:value="0.127412119428887">
                <text:p>0.12741211942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0.119202922022117">
                <text:p>0.119202922022117</text:p>
              </table:table-cell>
              <table:table-cell office:value-type="float" office:value="0.310644379750502">
                <text:p>0.310644379750502</text:p>
              </table:table-cell>
              <table:table-cell office:value-type="float" office:value="0.0378828427399889">
                <text:p>0.0378828427399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0.268941421369993">
                <text:p>0.268941421369993</text:p>
              </table:table-cell>
              <table:table-cell office:value-type="float" office:value="0.648054273663883">
                <text:p>0.648054273663883</text:p>
              </table:table-cell>
              <table:table-cell office:value-type="float" office:value="0.268941421369993">
                <text:p>0.2689414213699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731058578630005">
                <text:p>0.731058578630005</text:p>
              </table:table-cell>
              <table:table-cell office:value-type="float" office:value="1">
                <text:p>1</text:p>
              </table:table-cell>
              <table:table-cell office:value-type="float" office:value="0.731058578630004">
                <text:p>0.731058578630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880797077977882">
                <text:p>0.880797077977882</text:p>
              </table:table-cell>
              <table:table-cell office:value-type="float" office:value="0.648054273663886">
                <text:p>0.648054273663886</text:p>
              </table:table-cell>
              <table:table-cell office:value-type="float" office:value="0.962117157260009">
                <text:p>0.962117157260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0.310644379750505">
                <text:p>0.310644379750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0.127412119428889">
                <text:p>0.12741211942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993307149075715">
                <text:p>0.993307149075715</text:p>
              </table:table-cell>
              <table:table-cell office:value-type="float" office:value="0.0488766056848758">
                <text:p>0.0488766056848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997527376843365">
                <text:p>0.997527376843365</text:p>
              </table:table-cell>
              <table:table-cell office:value-type="float" office:value="0.0182647525691221">
                <text:p>0.018264752569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999088948805599">
                <text:p>0.999088948805599</text:p>
              </table:table-cell>
              <table:table-cell office:value-type="float" office:value="0.00675833795695087">
                <text:p>0.00675833795695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999664649869533">
                <text:p>0.999664649869533</text:p>
              </table:table-cell>
              <table:table-cell office:value-type="float" office:value="0.00249158056518595">
                <text:p>0.00249158056518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999876605424014">
                <text:p>0.999876605424014</text:p>
              </table:table-cell>
              <table:table-cell office:value-type="float" office:value="0.000917323891356948">
                <text:p>0.000917323891356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99954602131298">
                <text:p>0.999954602131298</text:p>
              </table:table-cell>
              <table:table-cell office:value-type="float" office:value="0.000337562481974839">
                <text:p>0.000337562481974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999983298578152">
                <text:p>0.999983298578152</text:p>
              </table:table-cell>
              <table:table-cell office:value-type="float" office:value="0.000124195548265658">
                <text:p>0.000124195548265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999993855825398">
                <text:p>0.999993855825398</text:p>
              </table:table-cell>
              <table:table-cell office:value-type="float" office:value="0.0000456907824342303">
                <text:p>0.0000456907824342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999997739675702">
                <text:p>0.999997739675702</text:p>
              </table:table-cell>
              <table:table-cell office:value-type="float" office:value="0.0000168089422486797">
                <text:p>0.0000168089422486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999999168471972">
                <text:p>0.999999168471972</text:p>
              </table:table-cell>
              <table:table-cell office:value-type="float" office:value="0.00000618369713281401">
                <text:p>0.00000618369713281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999999694097773">
                <text:p>0.999999694097773</text:p>
              </table:table-cell>
              <table:table-cell office:value-type="float" office:value="0.000002274859491866">
                <text:p>0.000002274859491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999999887464838">
                <text:p>0.999999887464838</text:p>
              </table:table-cell>
              <table:table-cell office:value-type="float" office:value="0.000000836874640457837">
                <text:p>0.000000836874640457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999999958600624">
                <text:p>0.999999958600624</text:p>
              </table:table-cell>
              <table:table-cell office:value-type="float" office:value="0.000000307869056000103">
                <text:p>0.000000307869056000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99999998477002">
                <text:p>0.99999998477002</text:p>
              </table:table-cell>
              <table:table-cell office:value-type="float" office:value="0.000000113258708028632">
                <text:p>0.000000113258708028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999999994397204">
                <text:p>0.999999994397204</text:p>
              </table:table-cell>
              <table:table-cell office:value-type="float" office:value="0.000000041665551254729">
                <text:p>0.000000041665551254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99999997938846">
                <text:p>0.999999997938846</text:p>
              </table:table-cell>
              <table:table-cell office:value-type="float" office:value="0.0000000153278998678288">
                <text:p>0.0000000153278998678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999999999241744">
                <text:p>0.999999999241744</text:p>
              </table:table-cell>
              <table:table-cell office:value-type="float" office:value="0.00000000563881927837221">
                <text:p>0.00000000563881927837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999999999721053">
                <text:p>0.999999999721053</text:p>
              </table:table-cell>
              <table:table-cell office:value-type="float" office:value="0.00000000207440581428044">
                <text:p>0.00000000207440581428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999999999897381">
                <text:p>0.999999999897381</text:p>
              </table:table-cell>
              <table:table-cell office:value-type="float" office:value="0.000000000763131428865824">
                <text:p>0.000000000763131428865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999999999962249">
                <text:p>0.999999999962249</text:p>
              </table:table-cell>
              <table:table-cell office:value-type="float" office:value="0.000000000280740257010135">
                <text:p>0.000000000280740257010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999999999986112">
                <text:p>0.999999999986112</text:p>
              </table:table-cell>
              <table:table-cell office:value-type="float" office:value="0.000000000103278380215913">
                <text:p>0.000000000103278380215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999999999994891">
                <text:p>0.999999999994891</text:p>
              </table:table-cell>
              <table:table-cell office:value-type="float" office:value="0.0000000000379945968549335">
                <text:p>0.0000000000379945968549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99999999999812">
                <text:p>0.99999999999812</text:p>
              </table:table-cell>
              <table:table-cell office:value-type="float" office:value="0.0000000000139766147319764">
                <text:p>0.0000000000139766147319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999999999999308">
                <text:p>0.999999999999308</text:p>
              </table:table-cell>
              <table:table-cell office:value-type="float" office:value="0.00000000000514224872324023">
                <text:p>0.00000000000514224872324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999999999999745">
                <text:p>0.999999999999745</text:p>
              </table:table-cell>
              <table:table-cell office:value-type="float" office:value="0.00000000000189122509574599">
                <text:p>0.00000000000189122509574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99999999999906">
                <text:p>0.999999999999906</text:p>
              </table:table-cell>
              <table:table-cell office:value-type="float" office:value="0.000000000000696716562203171">
                <text:p>0.00000000000069671656220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99999999999966">
                <text:p>0.999999999999966</text:p>
              </table:table-cell>
              <table:table-cell office:value-type="float" office:value="0.000000000000255622904201439">
                <text:p>0.000000000000255622904201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99999999999987">
                <text:p>0.999999999999987</text:p>
              </table:table-cell>
              <table:table-cell office:value-type="float" office:value="0.0000000000000941768594426355">
                <text:p>0.0000000000000941768594426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99999999999995">
                <text:p>0.999999999999995</text:p>
              </table:table-cell>
              <table:table-cell office:value-type="float" office:value="0.0000000000000345955810197437">
                <text:p>0.0000000000000345955810197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38cm" svg:y="3.954cm" style:legend-expansion="high" chart:style-name="ch2"/>
        <chart:plot-area chart:style-name="ch3" table:cell-range-address="Logistic.H31:Logistic.I40" svg:x="0.319cm" svg:y="0.18cm" svg:width="11cm" svg:height="8.645cm">
          <chartooo:coordinate-region svg:x="0.755cm" svg:y="0.379cm" svg:width="10.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istic.I31:Logistic.I40" chart:class="chart:scatter">
            <chart:domain table:cell-range-address="Logistic.H31:Logistic.H40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Logistic.H31:Logistic.H40</svg:desc>
                </draw:g>
              </table:table-cell>
              <table:table-cell office:value-type="float" office:value="5">
                <text:p>5</text:p>
                <draw:g>
                  <svg:desc>Logistic.I31:Logistic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